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143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154-1-2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54-1-3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54-1-4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54-1-5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55-1-1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56-1-2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218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61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499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8-1-1"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5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6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7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7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8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9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9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0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0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2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3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5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6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7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7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8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87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2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3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1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3-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3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3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3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3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인사규정 </text:span><text:span text:style-name="p1-1-3">◈</text:span></text:p>
      <text:p text:style-name="Paragraph-2"/>
      <text:p text:style-name="바탕글"><text:span>1. 다음 용어의 정의중 틀린 것은 ? (가)</text:span></text:p>
      <text:p text:style-name="바탕글"><text:span>  가. </text:span><text:span>“</text:span><text:span>직위</text:span><text:span>”</text:span><text:span>라 함은 직원을 어떤 직무에 종사케 함을 말한다.</text:span></text:p>
      <text:p text:style-name="바탕글"><text:span>  나, </text:span><text:span>“</text:span><text:span>직급</text:span><text:span>”</text:span><text:span>이라 함은 직무의 종류 및 곤란성과 책임의 정도가 상당히 유사한 군으로써 동일한 직급에 속하  </text:span><text:span>     는 직위에 대하여는 임용자격, 시험, 보수, 기타 인사관리에 동일한 취급을 하는 것을 말한다.</text:span></text:p>
      <text:p text:style-name="바탕글"><text:span>  다. </text:span><text:span>“</text:span><text:span>전직</text:span><text:span>”</text:span><text:span>이라함은 직렬을 달리하는 것을 말한다.</text:span></text:p>
      <text:p text:style-name="바탕글"><text:span>  라. </text:span><text:span>“</text:span><text:span>추서</text:span><text:span>”</text:span><text:span>라 함은 사망한 자를 사망당시의 직급보다 상위의 직급으로 임용하는 것이다.</text:span></text:p>
      <text:p text:style-name="바탕글"/>
      <text:p text:style-name="바탕글"><text:span>2. 다음 용어의 정의중 맞는 것은?(라)</text:span></text:p>
      <text:p text:style-name="바탕글"><text:span>  가. </text:span><text:span>“</text:span><text:span>직급</text:span><text:span>”</text:span><text:span>이라 함은 직무의 종류가 유사하고, 그 책임과 곤란성의 정도가 다른 직급의 군을 말한다.</text:span></text:p>
      <text:p text:style-name="바탕글"><text:span>  나. </text:span><text:span>“</text:span><text:span>전보</text:span><text:span>”</text:span><text:span>라 함은 직렬을 달리하는 것을 말한다.</text:span></text:p>
      <text:p text:style-name="바탕글"><text:span>  다. </text:span><text:span>“</text:span><text:span>보직</text:span><text:span>”</text:span><text:span>이라 함은 1인의 직원에게 부여하는 직무의 책임을 말한다.</text:span></text:p>
      <text:p text:style-name="바탕글"><text:span>  라. </text:span><text:span>“</text:span><text:span>임용</text:span><text:span>”</text:span><text:span>이라 함은 신규임용, 승진임용, 전직, 전보, 겸임, 직무대리, 파견, 강임, 휴직, 직위해제, 정직, 복직,  </text:span><text:span>     면직, 해임 및 파면을 말한다. </text:span></text:p>
      <text:p text:style-name="바탕글"/>
      <text:p text:style-name="바탕글"><text:span>3. 다음 용어의 정의중 잘못된 것은 ? (가)</text:span></text:p>
      <text:p text:style-name="바탕글"><text:span>  가. </text:span><text:span>“</text:span><text:span>강임</text:span><text:span>”</text:span><text:span>이라 함은 동일한 직렬안에서 하위 직급에 임용하거나 하위직급이 없는 경우 다른 직렬의 동일직  </text:span><text:span>      급에 임용하는 것을 말한다.</text:span></text:p>
      <text:p text:style-name="바탕글"><text:span>  나. </text:span><text:span>“</text:span><text:span>전보</text:span><text:span>”</text:span><text:span>이라 함은 동일직급 내에서 보직을 변경하는 것을 말한다. </text:span></text:p>
      <text:p text:style-name="바탕글"><text:span>  다. </text:span><text:span>“</text:span><text:span>복직</text:span><text:span>”</text:span><text:span>이라 함은 휴직 및 직위해제 중에 있는 직원을 직위에 복귀시키는 것을 말한다.</text:span></text:p>
      <text:p text:style-name="바탕글"><text:span>  라. </text:span><text:span>“</text:span><text:span>승진</text:span><text:span>”</text:span><text:span>이라 함은 현직급보다 상위직급에 임용하는 것을 말한다.</text:span></text:p>
      <text:p text:style-name="바탕글"/>
      <text:p text:style-name="바탕글"><text:span>4. 다음 용어의 정의중 잘못된 것은?(라)</text:span></text:p>
      <text:p text:style-name="바탕글"><text:span>  가. </text:span><text:span>“</text:span><text:span>직렬</text:span><text:span>”</text:span><text:span>이라함은 직무의 종류가 유사하고 , 그 책임과 곤란성의 정도가 다른 직급의 군을 말한다</text:span></text:p>
      <text:p text:style-name="바탕글"><text:span>  나. </text:span><text:span>“</text:span><text:span>직위</text:span><text:span>”</text:span><text:span>라함은 1인의 직원에게 부여하는 직무의 책임을 말한다.</text:span></text:p>
      <text:p text:style-name="바탕글"><text:span>  다. </text:span><text:span>“</text:span><text:span>보직</text:span><text:span>”</text:span><text:span>이라 함은 직원을 어떤 직무에 종사케함을 말한다.</text:span></text:p>
      <text:p text:style-name="바탕글"><text:span>  라. </text:span><text:span>“</text:span><text:span>전직</text:span><text:span>”</text:span><text:span>이라 함은 동일한 직급내에서 보직을 변경하는 것을 말한다.</text:span></text:p>
      <text:p text:style-name="바탕글"/>
      <text:p text:style-name="바탕글"><text:span>5. 다음은 인사규정에 대한 설명이다 잘못된 것은? (가)</text:span></text:p>
      <text:p text:style-name="바탕글"><text:span>  가. 인사규정은 부산교통공단 직원의 인사관리에 관한 기준을 정함으로써 공단 발전에 기여하는 인재를 확</text:span></text:p>
      <text:p text:style-name="바탕글"><text:span>     보함을 목적으로 한다.</text:span></text:p>
      <text:p text:style-name="바탕글"><text:span>  나. 업무를 위하여 필요하다고 인정하는 경우에 직원으로 임용하기 위하여 기능양성교육을 받는 연수생을</text:span></text:p>
      <text:p text:style-name="바탕글"><text:span>      둘 수 있으나 연수생은 직원이 아니다.</text:span></text:p>
      <text:p text:style-name="바탕글"><text:span>  </text:span><text:span text:style-name="p32-1-2">다. 이사장은 인사규정이 정하는 바에따라 그 소속직원에 대한 임용과 징계를 행하는 권한(임용권)을 가진다.</text:span></text:p>
      <text:p text:style-name="바탕글"><text:span>  라. 이사장은 임용권의 일부를 그 소속 보조기관 또는 현업기관의 장에게 위임할 수 있다.</text:span></text:p>
      <text:p text:style-name="바탕글"/>
      <text:p text:style-name="바탕글"><text:span>7. 다음중 인사 규정에 의하여 직원이외에 업무를 위하여 필요하다고 인정하는 경우에 둘수 있는 것에 해당되  </text:span><text:span>  지 않는 것은?(라)</text:span></text:p>
      <text:p text:style-name="바탕글"><text:span>  가. 전문위원             나. 고문                 다. 자문위원             라. 촉탁</text:span></text:p>
      <text:p text:style-name="바탕글"/>
      <text:p text:style-name="바탕글"/>
      <text:p text:style-name="바탕글"/>
      <text:p text:style-name="바탕글"><text:span>10. 우리공단  인사위원회의 설치 및 운영에 대한 설명중 틀린 것은?(나)</text:span></text:p>
      <text:p text:style-name="바탕글"><text:span>  가. 인력의 효율적인 활용과 공정한 인사관리를 위해 공단에 인사위원회를 둔다.</text:span></text:p>
      <text:p text:style-name="바탕글"><text:span>  나. 인사위원회는 위원 5인이상 8인 이하로 구성한다. </text:span></text:p>
      <text:p text:style-name="바탕글"><text:span>  다. 위원은 이사 전원과 처장급 직원중에서 이사장이 임명한다</text:span></text:p>
      <text:p text:style-name="바탕글"><text:span>  라. 위원은 그 직무와 관련하여 지득한 비밀을 누설하여서는 아니된다.</text:span></text:p>
      <text:p text:style-name="바탕글"/>
      <text:p text:style-name="바탕글"><text:span>11. 다음중 우리 공단 인사위원회의 관장사무(기능)가 아닌 것은?(라)</text:span></text:p>
      <text:p text:style-name="바탕글"><text:span>  가. 직원의 신규임용 및 3급 이상의 승진임용과 특별승진에 관한 사항</text:span></text:p>
      <text:p text:style-name="바탕글"><text:span>  나. 처장급 이상 직원의 징계 의결 및 부장급 이하 직원의 징계 재심에 관한 사항</text:span></text:p>
      <text:p text:style-name="바탕글"><text:span>  다. 인사제도 및 인사에 관하여 중요하다고 인정되는 사항</text:span></text:p>
      <text:p text:style-name="바탕글"><text:span>  라. 기구 및 정원에 관한 사항.</text:span></text:p>
      <text:p text:style-name="바탕글"/>
      <text:p text:style-name="바탕글"><text:span>12. 다음중 우리공단 인사위원회의 관장사무가 아닌 것은?(다)</text:span></text:p>
      <text:p text:style-name="바탕글"><text:span>  가. 포상심의에 관한 사항                                  나. 인사에 관한 이사장의 요구 사항 </text:span></text:p>
      <text:p text:style-name="바탕글"><text:span>  다. 직원의 신규임용 및 과장급 이상의 승진임용과 특별승진에 관한 사항</text:span></text:p>
      <text:p text:style-name="바탕글"><text:span>  라. 처장급이상 직원의 징계의결 및 부장급 이하 직원의 징계 재심에 관한 사항.</text:span></text:p>
      <text:p text:style-name="바탕글"/>
      <text:p text:style-name="바탕글"><text:span>13. 다음중 인사위원회에 대한 설명중 틀린 것은?(가)</text:span></text:p>
      <text:p text:style-name="바탕글"><text:span>  가. 인사위원회에 위원장, 부위원장 각 1인을 두되 위원장은 부이사장으로 하고 부위원장은 인사담당 처장으  </text:span><text:span>     로 한다.</text:span></text:p>
      <text:p text:style-name="바탕글"><text:span>  나. 인사위원회의 회의는 재적위원의 2/3이상의 출석과 출석위원 과반수의 찬성으로 의결하며 가부동수인</text:span></text:p>
      <text:p text:style-name="바탕글"><text:span>     경우에는 의장이 결정권을 갖는다.</text:span></text:p>
      <text:p text:style-name="바탕글"><text:span>  다. 인사위원회의 위원(임원제외)은 그 소속직원 및 친족의 포상 또는 징계 심의에 관여하지 못하며 이와</text:span></text:p>
      <text:p text:style-name="바탕글"><text:span>     같은 사유로 위원회를 구성할수 없는 경우에는 당해 위원회에 한해 위원을 따로 임명하여야 한다.</text:span></text:p>
      <text:p text:style-name="바탕글"><text:span>  라. 위원장은 삼의 안건중 의안에 따라 인사위원회를 소집하지 않고 서면결의로써 인사 위원회의 의결에</text:span></text:p>
      <text:p text:style-name="바탕글"><text:span>     가름할수 있다.</text:span></text:p>
      <text:p text:style-name="바탕글"/>
      <text:p text:style-name="바탕글"><text:span>14. 다음 인사위원회에 대한 설명중 잘못된 것은?(가)</text:span></text:p>
      <text:p text:style-name="바탕글"><text:span>  가. 인사위원회의 부위원장은 그 소속직원 및 친족의 포상 또는 징계심의에 관여하지 못한다.</text:span></text:p>
      <text:p text:style-name="바탕글"><text:span>  나, 인사위원회의 위원장은 부이사장으로 하고 부위원장은 기획이사로 한다.</text:span></text:p>
      <text:p text:style-name="바탕글"><text:span>  다. 인사위원회는 처장급 이상 직원의 징계의결 및 부장급이하 직원의 징계재심에 관한 사무를 처리함에</text:span></text:p>
      <text:p text:style-name="바탕글"><text:span>     있어 사실의 조사 또는 증인을 소환하거나 관계 서류의 제출을 요구할 수 있다.</text:span></text:p>
      <text:p text:style-name="바탕글"><text:span>  라. 인사위원회는 위원장이 필요하다고 인정할때와 이사장이 요구할때에 이를 소집하고 위원장은 그 의장이</text:span></text:p>
      <text:p text:style-name="바탕글"><text:span>     된다.</text:span></text:p>
      <text:p text:style-name="바탕글"/>
      <text:p text:style-name="바탕글"><text:span>15. 다음중 공단 인사위원회 위원에 해당되지 않는 것은?(라)</text:span></text:p>
      <text:p text:style-name="바탕글"><text:span>  가. 부이사장           나. 기획이사            다. 건설본부장          라. 감사</text:span></text:p>
      <text:p text:style-name="바탕글"/>
      <text:p text:style-name="바탕글"><text:span>16.다음중 공단인사위원회 위원에 해당되지 않는 것은? (나)</text:span></text:p>
      <text:p text:style-name="바탕글"><text:span>  가. 운영이사                                    나. 인사팀장</text:span></text:p>
      <text:p text:style-name="바탕글"><text:span>  다. 이사장이 위원으로 임명한 처장급직원         라.  건설본부장</text:span></text:p>
      <text:p text:style-name="바탕글"/>
      <text:p text:style-name="바탕글"><text:span>17. 다음은 징계위원회에 관한 기술이다 ,잘못된 것은?(라)</text:span></text:p>
      <text:p text:style-name="바탕글"><text:span>  가. 직원의 징계에 관한 사항을 공정하게 처리하기 위해 공단에 징계위원회를 둔다.</text:span></text:p>
      <text:p text:style-name="바탕글"><text:span>  나. 징계위원회는 위원 5인 이상 7인이하로 구성한다.</text:span></text:p>
      <text:p text:style-name="바탕글"><text:span>  다. 위원은 인사담당 이사와 처장급 직원중에서 이사장이 임명한다.</text:span></text:p>
      <text:p text:style-name="바탕글"><text:span>  라. 징계위원회는 이사장과 감사의 요구에 의한 직원이 징계 의결에 관한 사항을 관장한다.</text:span></text:p>
      <text:p text:style-name="바탕글"><text:span>  ※ </text:span><text:span>감사는 감사결과 관계직원에 대한 징계사항을 이사장에게 보고한후 당해이사에게 서면으로 징계조치</text:span></text:p>
      <text:p text:style-name="바탕글"><text:span>     요구를 하며 특별감사 및 특별사항 조사결과에 대한 조치는 이사장에게 서면으로 직접 요구할수 있다</text:span></text:p>
      <text:p text:style-name="바탕글"/>
      <text:p text:style-name="바탕글"><text:span>18. 다음 징계위원회의 기관과 회의에 관한 사항중 틀린 것은?(가)</text:span></text:p>
      <text:p text:style-name="바탕글"><text:span>  가. 징계위원회에 위원장, 부위원장 각 1인을 두되 위원장은 부이사장이 하고 부위원장은 인사담당처장으로</text:span></text:p>
      <text:p text:style-name="바탕글"><text:span>     한다.</text:span></text:p>
      <text:p text:style-name="바탕글"><text:span>  나. 징계위원회의 회의는 이사장이 요구할때 이를 소집하고 위원장이 의장이 된다.</text:span></text:p>
      <text:p text:style-name="바탕글"><text:span>  다. 징계위원회의 회의는 재적의원 2/3이상의 출석과 과반수의 찬성으로 의결하며, 가부동수인 경우</text:span></text:p>
      <text:p text:style-name="바탕글"><text:span>     의장이 결정권을 갖는다.</text:span></text:p>
      <text:p text:style-name="바탕글"><text:span>  라. 징계위원회 위원( 임원제외)은 그 소속직원 및 친족의 징계심의에 관여하지 못하며 이와같은 사유로</text:span></text:p>
      <text:p text:style-name="바탕글"><text:span>     위원회를 구성할수 없을 경우에는 당해 위원회에 한해 위원을 따로 임명하여야 한다.</text:span></text:p>
      <text:p text:style-name="바탕글"/>
      <text:p text:style-name="바탕글"><text:span>19. 다음중 공단 징계위원회 위원에 해당되지 않는 것은 ?(가)</text:span></text:p>
      <text:p text:style-name="바탕글"><text:span>  가. 운영이사                                    나. 기획이사</text:span></text:p>
      <text:p text:style-name="바탕글"><text:span>  다. 이사장이 위원으로 임명한 처장급 직원        라. 총무처장(인사담당처장)</text:span></text:p>
      <text:p text:style-name="바탕글"/>
      <text:p text:style-name="바탕글"><text:span>20. 직원에 대한 결원의 보충방법에 해당되지 않는것은?(라)</text:span></text:p>
      <text:p text:style-name="바탕글"><text:span>  가. 신규임용          나. 강임             다. 전직            라. 겸임</text:span></text:p>
      <text:p text:style-name="바탕글"/>
      <text:p text:style-name="바탕글"><text:span>21. 직원의 결원 보충방법에 해당되지 않는것은?(라)</text:span></text:p>
      <text:p text:style-name="바탕글"><text:span>  가. 승진임용           나. 전보             다. 강임            라. 직무대리</text:span></text:p>
      <text:p text:style-name="바탕글"/>
      <text:p text:style-name="바탕글"><text:span>22. 직원이 다음의 사유로 직무를 수행할수 없는 경우에는 발령일로부터 당해 직급에 해당하는 정원이 따로</text:span></text:p>
      <text:p text:style-name="바탕글"><text:span>   있는 것으로 보고 결원을 보충할수 있다. 틀린 것은?(라) </text:span></text:p>
      <text:p text:style-name="바탕글"><text:span>  가. 신체정신상의 장애로 장기요양을 요하여 6월이상 휴직한 경우</text:span></text:p>
      <text:p text:style-name="바탕글"><text:span>  나. 파면, 해임 또는 면직처분에 대하여 법원에서 무효나 취소의 판결을 한 경우</text:span></text:p>
      <text:p text:style-name="바탕글"><text:span>  다. 다른 규정 또는 협약등에 의하여 본직에 근무할 수 없는 사유가 발생한 경우</text:span></text:p>
      <text:p text:style-name="바탕글"><text:span>  라. 3개월 이상의 양성 교육이 필요한 경우</text:span></text:p>
      <text:p text:style-name="바탕글"/>
      <text:p text:style-name="바탕글"><text:span>23. 직원이 다음 사유로 직무를 수행할수 없는 경우에는 발령일로부터 당해직급에 해당하는 정원이 따로 있   </text:span><text:span>  는 것으로 보고 보충할 수 있다. 아닌 경우는?(다)</text:span></text:p>
      <text:p text:style-name="바탕글"><text:span>  가. 병역법에 의한 병역복무를 필하기 위하여 징집 또는 소집되어 6개월 이상 휴직한 경우.</text:span></text:p>
      <text:p text:style-name="바탕글"><text:span>  나. 업무로 인한 질병 또는 부상으로 장기요양을 요하여 6개월이상 휴직한 경우.</text:span></text:p>
      <text:p text:style-name="바탕글"><text:span>  다. 천재지변 또는 전시사변이나 기타의 사유로 인하여 생사 또는 소재가 불명하게 되어 6개월 이상 휴직을 </text:span></text:p>
      <text:p text:style-name="바탕글"><text:span>     명한 경우.</text:span></text:p>
      <text:p text:style-name="바탕글"><text:span>  라. 기타 법률의 규정에 의한 업무를 수행하기 위하여 직무를 이탈하게 되어 6개월이상 휴직을 명한 경우.</text:span></text:p>
      <text:p text:style-name="바탕글"/>
      <text:p text:style-name="바탕글"><text:span>24. 직원이 다음 사유로 직무를 수행할수 없는 경우에는 발령일로 부터 당해직급에 해당하는 정원이 따로 있</text:span></text:p>
      <text:p text:style-name="바탕글"><text:span>   는 것으로 보고 결원을 보충할수 있다. 아닌 경우는?(다)</text:span></text:p>
      <text:p text:style-name="바탕글"><text:span>  가. 공단이 필요에 의하여 직무와 관련된 분야의 해외유학, 국제기구 또는 유관기관에 임시 사용되어 6개월</text:span></text:p>
      <text:p text:style-name="바탕글"><text:span>     이상 휴직한 경우</text:span></text:p>
      <text:p text:style-name="바탕글"><text:span>  나. 19주 이상의 양성교육이 필요한 경우</text:span></text:p>
      <text:p text:style-name="바탕글"><text:span>  다. 신체 정신상의 장애로 장기요양을 요하여 3개월 이상 휴직이 필요한 경우</text:span></text:p>
      <text:p text:style-name="바탕글"><text:span>  라. 다른 규정 또는 협약등에 의하여 본직에 근무할 수 없는 사유가 발생한 경우.</text:span></text:p>
      <text:p text:style-name="바탕글"/>
      <text:p text:style-name="바탕글"><text:span>25. 직원이 직무를 수행할수 없는경우에 결원을 보충할 수 있는 따로 있는 정원은 다음에 해당하는 사유가 </text:span></text:p>
      <text:p text:style-name="바탕글"><text:span>   발생한 이후 당해직급에 최초로 결원이 발생한 때에 각각 소멸한 것으로 본다. 이에 해당되지 않는 것은?</text:span><text:span>(라)</text:span></text:p>
      <text:p text:style-name="바탕글"><text:span>  가. 휴직자의 복직 또는 복귀                    나. 파면, 해임 또는 면직된 자의 복귀</text:span></text:p>
      <text:p text:style-name="바탕글"><text:span>  다. 양성교육의 종료                            라. 정직 또는 직위해재자의 원직복귀.</text:span></text:p>
      <text:p text:style-name="바탕글"/>
      <text:p text:style-name="바탕글"><text:span>26. 직원의 신규임용은 공개경쟁시험이 원칙이나 다음의 경우에는 특별임용방법에 의할수 있다. 아닌경우는?다</text:span></text:p>
      <text:p text:style-name="바탕글"><text:span>  나. 임용 예정직에 상응한 근무실적 또는 연구실적이 3년 이상인 자를 임용한 경우</text:span></text:p>
      <text:p text:style-name="바탕글"><text:span>  다. 정원의 개폐 또는 예산의 감소 등에 의하여 폐직 또는 감원으로 퇴직하거나 신체정신상의 장애로 인한</text:span></text:p>
      <text:p text:style-name="바탕글"><text:span>     휴직기간 만료로 인해 퇴직한 직원을 퇴직한 날로 부터 3년이내에 퇴직시에 재직한 직급 또는 그 하위직</text:span></text:p>
      <text:p text:style-name="바탕글"><text:span>     급에 재임용하는 경우</text:span></text:p>
      <text:p text:style-name="바탕글"><text:span>  라. 임용예정직에 관련된 공업계고등학교, 전문대학의 해당학과 졸업자중 학교장의 추천에 의한 성적우수자</text:span></text:p>
      <text:p text:style-name="바탕글"><text:span>     를 임용하는 경우</text:span></text:p>
      <text:p text:style-name="바탕글"/>
      <text:p text:style-name="바탕글"><text:span>27</text:span><text:span text:style-name="p143-1-2">. 직원의 신규임용은 공개경쟁시험의 원칙이나 다음의 경우에는 특별임용방법에 의할 수 있다, 아닌 경우는?라</text:span></text:p>
      <text:p text:style-name="바탕글"><text:span>  나. 공개경쟁시험에 의하여 임용하는것이 부적당한 경우에는 임용예정 직무수행에 필요한 자격증 소지자를  </text:span><text:span>     임용하는 경우</text:span></text:p>
      <text:p text:style-name="바탕글"><text:span>  다. 다른 법령의 규정에 의하여 임용하는 경우.</text:span></text:p>
      <text:p text:style-name="바탕글"><text:span>  라. 임용예정직에 상응하는 근무실적 또는 연구 실적이 2년 이상인 자를 임용하는 경우</text:span></text:p>
      <text:p text:style-name="바탕글"/>
      <text:p text:style-name="바탕글"><text:span>28. 신규임용의 연령제한 사항이다. 틀린 것은?(다)</text:span></text:p>
      <text:p text:style-name="바탕글"><text:span>  가. 6급이하- 35세이하           나. 일반직 1급 - 50세 이하</text:span></text:p>
      <text:p text:style-name="바탕글"><text:span>  다. 4, 5급이하  - 35세 이하         라. 일반직 2,3급 - 45세 이하</text:span></text:p>
      <text:p text:style-name="바탕글"/>
      <text:p text:style-name="바탕글"><text:span>29. 신규임용의 연령제한 사항이다. 잘못된 것은?(라)</text:span></text:p>
      <text:p text:style-name="바탕글"><text:span>  가. 일반직 5급이하의 신규임용은 40세 이하로 제한한다</text:span></text:p>
      <text:p text:style-name="바탕글"><text:span>  나. 인사위원회의 심의를 거쳐 </text:span><text:span text:style-name="p154-1-2">임용예정직에 상응한 근무실적</text:span><text:span text:style-name="p154-1-4">또는</text:span><text:span text:style-name="p154-1-6">연구실적이 3년이상인</text:span><text:span text:style-name="p154-1-8">자를 임용</text:span></text:p>
      <text:p text:style-name="바탕글"><text:span text:style-name="p155-1-1">     하는 경우</text:span><text:span> 정년범위내의 연령으로 한다.</text:span></text:p>
      <text:p text:style-name="바탕글"><text:span>  다.</text:span><text:span text:style-name="p156-1-2">업무상재해로 불가피하게 퇴직한 자의 배우자 혹은 직계가족중 1인을 임용하는 경우</text:span><text:span> 인사위원회</text:span></text:p>
      <text:p text:style-name="바탕글"><text:span>     의 심의를 거쳐 일반직으로 특별임용하는 경우에는 해당직급의 정년범위내의 연령으로 한다.</text:span></text:p>
      <text:p text:style-name="바탕글"><text:span>  라. 임용예정 직무수행에 필요한 자격증 소지자를 인사위원회의 심의를 거쳐 특별임용하는 경우에는 해당 </text:span></text:p>
      <text:p text:style-name="바탕글"><text:span>     직급의 정년 범위 내의 연령으로 한다. </text:span></text:p>
      <text:p text:style-name="바탕글"/>
      <text:p text:style-name="바탕글"><text:span>30. 신규임용의 연령제한 사항이다. 잘못 설명된 것은?(라)</text:span></text:p>
      <text:p text:style-name="바탕글"><text:span>  가. 임용예정직에 상응한 근무 실적 또는 연구 실적이 3년이상인 자를 인사위원회의 심의를 거처 특별임용  </text:span><text:span>     하는 경우에는 해당 직급의 정년범위내의 연령으로 한다.</text:span></text:p>
      <text:p text:style-name="바탕글"><text:span>  나. 정원의 개폐 또는 예산의 감소 등에 의하여 폐직 또는 감원으로 퇴직한 직원을 퇴직한 날로부터 2년이  </text:span><text:span>     내에 퇴직시에 재직한 직급 또는 그 하위 직급으로 인사위원회 심의를 거쳐 재임용(특별임용)하는 경우  </text:span><text:span>     에는 해당직급의 정년 범위내의 연령으로 한다.</text:span></text:p>
      <text:p text:style-name="바탕글"><text:span>  다. 신체정신상의 장애로 인한 휴직기간 만료로 인하여 퇴직한 직원을 퇴직한 날로부터 2년이내에 퇴직시에  </text:span><text:span>    재직한 직급 또는 그 하위 직급으로 인사위원회 심의를 거쳐 재임용(특별임용)하는 경우에는 해당직급의  </text:span><text:span>    정년 범위내의 연령으로 한다.</text:span></text:p>
      <text:p text:style-name="바탕글"><text:span>  라. 다른 법령의 규정에 의하여 인사위원회의 심의를 거쳐 특별임용하는 경우에는 해당직급의 정년범위내의 </text:span></text:p>
      <text:p text:style-name="바탕글"><text:span>     연령으로 한다.</text:span></text:p>
      <text:p text:style-name="바탕글"/>
      <text:p text:style-name="바탕글"><text:span>31.직원의 임용에 관한 사항이다. 잘못 설명된 것은?(라)</text:span></text:p>
      <text:p text:style-name="바탕글"><text:span>  가. 결원을 보충함에 있어서는 공개경쟁시험 합격자를 우선 임용해야 한다.</text:span></text:p>
      <text:p text:style-name="바탕글"><text:span>  나. 특별임용은 서류전형과 면접시험의 방범에 의하되 필요한 경우 제한 경쟁시험 방법에 의하여 임용할수  </text:span><text:span>      있다.</text:span></text:p>
      <text:p text:style-name="바탕글"><text:span>  다. 직원의 임용은 시험성적, 근무성적평정, 경력평정 기타 능력의 실증에 의한다.</text:span></text:p>
      <text:p text:style-name="바탕글"><text:span>  라. 별정직, 고용직으로 특별임용하는 경우는 당해직위에 그 예정 임용자로 보직하지 아니하면 그 직무를 수  </text:span><text:span>     행할수 없거나 중대한 차질을 초래하는 경우와 그 임용예정자로 보직함으로써 획기적인 발전이 기대되는  </text:span><text:span>     경우에 한한다.</text:span></text:p>
      <text:p text:style-name="바탕글"/>
      <text:p text:style-name="바탕글"><text:span>32. 수습 임용중에 있는 직원이 아래사항의 사유가 있을 때에는 정규직원에 대한 신분보장 및 직권면직관련규</text:span></text:p>
      <text:p text:style-name="바탕글"><text:span>   정에 불구하고 면직시킬수 있다. 해당사유가 아닌 것은?(다)</text:span></text:p>
      <text:p text:style-name="바탕글"><text:span>  가. 근무성적이 불량한 때                          나. 제규정에 위반한때 </text:span></text:p>
      <text:p text:style-name="바탕글"><text:span>  다. 법원으로부터 벌금형을 선고받은때     </text:span><text:span>        라. 금치산자 및 한정치산자</text:span></text:p>
      <text:p text:style-name="바탕글"/>
      <text:p text:style-name="바탕글"><text:span>33. 수습임용중에 있는 직원이 다음 사유가 있을 때에는 정규직원에 대한 신분보장 및 직권 면직 관련규정이  </text:span></text:p>
      <text:p text:style-name="바탕글"><text:span>   불구하고 면직시킬수 있다. 해당사유가 아닌 것은?(라)</text:span></text:p>
      <text:p text:style-name="바탕글"><text:span>  가. 교육훈련성적이 불량할 때                      나. 병역의무자로서 병역의 기피사실이 있을때</text:span></text:p>
      <text:p text:style-name="바탕글"><text:span>  다. 인사규정에 의한 직원으로 임용할 수 없는 결격사유에 해당할 때</text:span></text:p>
      <text:p text:style-name="바탕글"><text:span>  라. 파산자로서 복권된지 2년이 경과하지 아니한때</text:span></text:p>
      <text:p text:style-name="바탕글"/>
      <text:p text:style-name="바탕글"><text:span>34. 다음 수습임용에 관한 내용중 다른 것은?(나)</text:span></text:p>
      <text:p text:style-name="바탕글"><text:span>  가. 직원을 신규채용 할때 해당분야 실무경력이 1년 미만인 자에 대하여는 2개월간을 수습으로 임용하고, 그</text:span></text:p>
      <text:p text:style-name="바탕글"><text:span>     기간중 근무성적이 양호한 경우 정규직원으로 임용한다.</text:span></text:p>
      <text:p text:style-name="바탕글"><text:span>  나. 임용한 특수직무에 대한 양성교육을 받은 직원은 당해 교육기간을 수습기간으로 하되 그 기간은 1년을  </text:span><text:span>     초과하여서는 아니되며 수습기간에는 임용전 교육기간을 포함하지 않는다. </text:span></text:p>
      <text:p text:style-name="바탕글"><text:span>  다. 수습기간은 임용예정직에 상응한 근무실적 또는 경력이 있는 자를 임용하는 경우에는 인사위원회의 심  </text:span><text:span>     의를 거쳐 수습기간을 면제하거나 단축할 수 있다.</text:span></text:p>
      <text:p text:style-name="바탕글"><text:span>  라. 수습임용직원의 소속부서장은 수습임용기간 동안 자체 실무수습계획을 수립, 실시하고 임용권자는 그 결  </text:span><text:span>     과를 정규임용에 반영해야 한다.</text:span></text:p>
      <text:p text:style-name="바탕글"/>
      <text:p text:style-name="바탕글"><text:span>35. 직원임용의 결격사유에 해당되지 않는 것은?(나)</text:span></text:p>
      <text:p text:style-name="바탕글"><text:span>  가. 금고이상의 형을 받고 그 집행이 종료되거나 집행을 받지 아니하기로 확정된후 5년이 경과하지 아니한  </text:span><text:span>     자</text:span></text:p>
      <text:p text:style-name="바탕글"><text:span>  나. 금고이상의 형을 받고 그 집행유예기간이 종료된 날로부터 3년을 경과하지 아니한 자</text:span></text:p>
      <text:p text:style-name="바탕글"><text:span>  다. 금고 이상의 형의 선고유예를 받은 경우에 그 선고유예기간중에 있는 자.</text:span></text:p>
      <text:p text:style-name="바탕글"><text:span>  라. 징계에 의하여 해임처분을 받은 날로부터 3년, 파면처분을 받은 날로부터 5년을 경과하지 아니한 자.</text:span></text:p>
      <text:p text:style-name="바탕글"/>
      <text:p text:style-name="바탕글"><text:span>36. 직원임용의 결격사유에 해당되지 않는 것은?(라)</text:span></text:p>
      <text:p text:style-name="바탕글"><text:span>  가. 법원의 판결 또는 다른 법률에 의하여 자격이 상실 또는 정지된 자</text:span></text:p>
      <text:p text:style-name="바탕글"><text:span>  나. 병역의무자로서 병역기피 사실이 있는자</text:span></text:p>
      <text:p text:style-name="바탕글"><text:span>  다. 금치산자 및 한정치산자</text:span></text:p>
      <text:p text:style-name="바탕글"><text:span>  라. 파산자로서 복권된지 5년을 경과하지 아니 한자</text:span></text:p>
      <text:p text:style-name="바탕글"/>
      <text:p text:style-name="바탕글"><text:span>37. 직원임용의 결격사유에 해당되는 경우는?(다)</text:span></text:p>
      <text:p text:style-name="바탕글"><text:span>  가. 금고 이상의 형을 받고 그 집행이 종료됐거나 집행을 받지 아니하기로 확정된후 5년이 경과한자.</text:span></text:p>
      <text:p text:style-name="바탕글"><text:span>  나. 금고 이상의 형을 받고 그 집행유예기간이 종료된 날로부터 2년이 경과된 자.</text:span></text:p>
      <text:p text:style-name="바탕글"><text:span>  다. 금고 이상의 형의 선고 유예를 받은 경우에 그 선고유예기간 중에 있는 자.</text:span></text:p>
      <text:p text:style-name="바탕글"><text:span>  라. 징계에 의하여 해임처분을 받은 날로부터 3년, 파면처분을 받은 날로부터 5년이 경과한자.</text:span></text:p>
      <text:p text:style-name="바탕글"/>
      <text:p text:style-name="바탕글"><text:span>38. 다음중 신규임용후보자 명부의 유효기간은?(나)</text:span></text:p>
      <text:p text:style-name="바탕글"><text:span>  가. 6월              나. 1년              다. 1년6월              라.2년</text:span></text:p>
      <text:p text:style-name="바탕글"/>
      <text:p text:style-name="바탕글"><text:span>39.다음중 필요에 따라 신규임용후보자 명부의 연장가능기간을 포함한 유효기간은?(다)</text:span></text:p>
      <text:p text:style-name="바탕글"><text:span>  가. 1년              나. 1년6월               다. 2년               라.3년.</text:span></text:p>
      <text:p text:style-name="바탕글"/>
      <text:p text:style-name="바탕글"><text:span>40. 직원을 신규 임용하고자 할때는 최고순위자로부터 결원의 3배수 범위내에서 임용하여야 한다.</text:span></text:p>
      <text:p text:style-name="바탕글"><text:span>   다만 다음의 경우에는 3배수 범위내의 순위에 불고하고 우선 임용할수 있다. 잘못된 것은?(나)</text:span></text:p>
      <text:p text:style-name="바탕글"><text:span>  가. 임용예정부서에 근무하고 있는자             나. 임용예정</text:span><text:span text:style-name="p218-1-2">직위</text:span><text:span>에 상응한 6월이상의 근무실적이 있는자</text:span></text:p>
      <text:p text:style-name="바탕글"><text:span>  다. 임용예정직에 관련된 특별한 자격이 있는자   라. 국가보훈대상자</text:span></text:p>
      <text:p text:style-name="바탕글"/>
      <text:p text:style-name="바탕글"><text:span>41. 다음은 직원의 신규임용에 관한 설명이다. 잘못된 것은?(라)</text:span></text:p>
      <text:p text:style-name="바탕글"><text:span>  가. 공개경쟁신규임용시험에 합격한자는 신규임용후보직 등록을 하여야 한다.</text:span></text:p>
      <text:p text:style-name="바탕글"><text:span>  나. 이사장은 직급별로 시험성적순에 의하여 신규임용후보자 명부를 작성하여야 한다.</text:span></text:p>
      <text:p text:style-name="바탕글"><text:span>  다. 신규임용후보자 명부에 등재된 자 중에서 직원을 신규임용하고자 할때에는 최고순위자부터 결원의 범위</text:span></text:p>
      <text:p text:style-name="바탕글"><text:span>     내에서 임용하여야 한다.</text:span></text:p>
      <text:p text:style-name="바탕글"><text:span>  라. 국가보훈대상자는 신규임용후보자명부의 순위에 불구하고 우선임용할 수 있다</text:span></text:p>
      <text:p text:style-name="바탕글"/>
      <text:p text:style-name="바탕글"><text:span>42. 다음은 신규임용후보자의 임용후보자로서의 자격을 상실하는 경우다 자격상실요건이 아닌 것은?(라)</text:span></text:p>
      <text:p text:style-name="바탕글"><text:span>  가. 임용후보자가 정당한 사유없이 임용에 불응한 경우</text:span></text:p>
      <text:p text:style-name="바탕글"><text:span>  나. 임용후보자가 받아야 할 교육훈련에 불응한 때</text:span></text:p>
      <text:p text:style-name="바탕글"><text:span>  다. 임용후보자로서 받은 교육훈련성적이 수료점수에 미달될 때</text:span></text:p>
      <text:p text:style-name="바탕글"><text:span>  라. 교육훈련중 신병이나 병역복무 기타 교육훈련을 계속할수 없는 불가피한 사정으로 퇴학처분을</text:span></text:p>
      <text:p text:style-name="바탕글"><text:span>     당한 때</text:span></text:p>
      <text:p text:style-name="바탕글"/>
      <text:p text:style-name="바탕글"><text:span>43. 다음은 직원의 신규임용에 관한 설명이다. 잘못된 것은?(가)</text:span></text:p>
      <text:p text:style-name="바탕글"><text:span>  가. 이사장은 필요하다고 인정할 때는 신규임용후보자를 본인의 동의없이 다른직렬에 임용할수 있다.</text:span></text:p>
      <text:p text:style-name="바탕글"><text:span>  나. 신규임용후보자를 전직시킬 경우에는 사전에 인사위원회의 의결을 얻어야 한다.</text:span></text:p>
      <text:p text:style-name="바탕글"><text:span>  다. 임용예정직에 관련된 특별한 자격이 있는자는 신규임용 후보자 명부의 최고순위자로부터 3배수범위내의</text:span></text:p>
      <text:p text:style-name="바탕글"><text:span>     순위에 불구하고 우선임용할수 있다</text:span></text:p>
      <text:p text:style-name="바탕글"><text:span>  라. 금고이상의 형의 선고유예를 받은 경우에 그 선고유예기간이 긑난경우는 직원으로 신규임용할수 있다.</text:span></text:p>
      <text:p text:style-name="바탕글"/>
      <text:p text:style-name="바탕글"><text:span>44. 이사장이 소속직원을 하나의 직급 또는 직위에 임용하지 않을 경우에 해당되지 않는 것은?(다)</text:span></text:p>
      <text:p text:style-name="바탕글"><text:span>  가. 다른 법령에 따로 정한 경우</text:span></text:p>
      <text:p text:style-name="바탕글"><text:span>  나. 휴직자의 복직, 파견된자의 복귀 또는 파면, 해임된자의 복귀시 당해직급의 결원이 없어 결원이 발생할  </text:span><text:span>      때까지 보직없이 근무하게 하는 경우.</text:span></text:p>
      <text:p text:style-name="바탕글"><text:span>  다. 파견근무의 준비를 위하여 특히 필요하다고 인정하여 3개월이내의 기간동안 보직없이 근무하게 하는 경  </text:span><text:span>     우 </text:span></text:p>
      <text:p text:style-name="바탕글"><text:span>  라. 기구의 폐지, 분합이나 직제의 신설, 개폐시 신설준비를 위하여 3개월 이내의 기간동안 보직없이 근무</text:span></text:p>
      <text:p text:style-name="바탕글"><text:span>     하게 하는 경우</text:span></text:p>
      <text:p text:style-name="바탕글"/>
      <text:p text:style-name="바탕글"><text:span>45. 이사장은 파견근무의 준비를 위해 특히 필요 하다고 인정하여 몇 개월 이내의 기간을 보직없이 근무하게 </text:span><text:span>하는 경우 소속직원을 하나의 직급 또는 직위에 임용하지 않을수 있는가?(나)</text:span></text:p>
      <text:p text:style-name="바탕글"><text:span>  가. 1개월              나. 2개월                  다. 3개월            라. 4개월</text:span></text:p>
      <text:p text:style-name="바탕글"/>
      <text:p text:style-name="바탕글"><text:span>46. 기구의 폐지 , 분합이나 직제의 신설, 개폐시 신설 준비를 위하여 몇 개월 이내의 기간을 보직없이 근무하</text:span></text:p>
      <text:p text:style-name="바탕글"><text:span>   게 하는 경우 소속직원을 하나의 직급 또는 직위에 임용하지 않을수 있는가?(다)</text:span></text:p>
      <text:p text:style-name="바탕글"><text:span>  가. 1개월              나. 2개월                  다. 3개월            라. 6개월</text:span></text:p>
      <text:p text:style-name="바탕글"/>
      <text:p text:style-name="바탕글"><text:span>47. 다음은 인사규정의 임용 및 보직관리에 관한 기술이다. 틀린 것은?(나)</text:span></text:p>
      <text:p text:style-name="바탕글"><text:span> 가. 이사장은 임용과 징계를 행하는 권한의 일부를 그 소속 보조기관 또는 현업기관의 장에게 위임할수 있다  </text:span><text:span> 나 다른 법령의 규정에 의하여 특별임용할때에는 당해직위에 그 예정임용자를 보직하지 아니하면 그 직무를 </text:span></text:p>
      <text:p text:style-name="바탕글"><text:span>    수행할수 없거나 중대한 차질이 초래되는 경우와 그 임용예정자로 보직함으로써 획기적인 발전이 기대되  </text:span><text:span>   는 경우에만 한다</text:span></text:p>
      <text:p text:style-name="바탕글"><text:span>  다. 결원을 보충함에 있어서는 공개시험 합격자를 우선 임용하여야 한다</text:span></text:p>
      <text:p text:style-name="바탕글"><text:span>  라. 이사장은 필요하다고 인정할 때에는 신규임용후보자를 본인의 동의를 얻어 다른 직렬에 임용할수 있으</text:span></text:p>
      <text:p text:style-name="바탕글"><text:span>     며 이 경우에는 사전에 인사위원회 의결을 얻어야 한다.</text:span></text:p>
      <text:p text:style-name="바탕글"/>
      <text:p text:style-name="바탕글"><text:span>48. 아래 사항들은 그 직위에 임용한 날로부터 6개월 이내에 다른 직위에 전보할 수 있는 경우다 . 해당되지 </text:span></text:p>
      <text:p text:style-name="바탕글"><text:span>   않는 것은?(라)</text:span></text:p>
      <text:p text:style-name="바탕글"><text:span>  가. 직제상 최하단위 보조기관 내에서 전보하는 경우    나. 기구의 개편 또는 직제 및 정원이 변경된 경우</text:span></text:p>
      <text:p text:style-name="바탕글"><text:span>  다. 징계처분을 받은자               라. 임용예정 직무수행에 필요한 자격증 소지자를 특별임용하는 경우</text:span></text:p>
      <text:p text:style-name="바탕글"/>
      <text:p text:style-name="바탕글"><text:span>49. 다음은 직원의 전보에 관한 기술이다. 틀린 것은?(라)</text:span></text:p>
      <text:p text:style-name="바탕글"><text:span>  가. 승진 또는 강임의 경우와 수습기간 중에 있는 자는 6개월 이내기간의 전보 제한에 관계없이 전보할 수</text:span></text:p>
      <text:p text:style-name="바탕글"><text:span>     </text:span><text:span>있다</text:span></text:p>
      <text:p text:style-name="바탕글"><text:span>  나. 임용예정직위의 임용에 필요한 소정의 교육을 이수한 자는 6개월 이내기간의 전보 제한에 관계없이 전</text:span></text:p>
      <text:p text:style-name="바탕글"><text:span>     보할 수 있다.</text:span></text:p>
      <text:p text:style-name="바탕글"><text:span>  다. 업무의 효율적인 수행을 위하여 특히 필요하다고 인정하여 인사위원회의 의결을 거친 자는 전보제한기</text:span></text:p>
      <text:p text:style-name="바탕글"><text:span>     간에 관계없이 전보할 수 있다.</text:span></text:p>
      <text:p text:style-name="바탕글"><text:span>  라 고용직으로 2년 이상 근무한 자로서 근무성적이 우수하여 해당 직무분야의 일반직으로 특별임용된 자는 </text:span></text:p>
      <text:p text:style-name="바탕글"><text:span>     전보제한기간에 관계없이 전보할 수 있다.</text:span></text:p>
      <text:p text:style-name="바탕글"/>
      <text:p text:style-name="바탕글"><text:span>50. 다음은 직원의 전보에 관한 기술이다. 틀린 것은?(다)</text:span></text:p>
      <text:p text:style-name="바탕글"><text:span>  가. 원칙적으로 직원을 그 직위에 임용한 날로부터 6개월 이내에 다른 직위에  전보할 수 없다</text:span></text:p>
      <text:p text:style-name="바탕글"><text:span>  나. 임용예정직에 상응한 근무실적 또는 연구실적이 3년 이상인 자를 특별임용한 경우 그 최초직위에 임용</text:span></text:p>
      <text:p text:style-name="바탕글"><text:span>     된 날로부터 1년이내에 는 다른 직위에 임용될 수 없다.</text:span></text:p>
      <text:p text:style-name="바탕글"><text:span>  다. 수습기간 중에 있는 자는 수습기간이 경과되어야 전보할 수 있다.</text:span></text:p>
      <text:p text:style-name="바탕글"><text:span>  라 승진 또는 강임의 경우에는 전보제한기간에 관계없이 전보할 수 있다.</text:span></text:p>
      <text:p text:style-name="바탕글"/>
      <text:p text:style-name="바탕글"><text:span>51. 다음은 직원의 보직관리 및 전보에 대한 설명이다, 잘못된 설명된 것은?(라)</text:span></text:p>
      <text:p text:style-name="바탕글"><text:span>  가. 직원의 보직함에 있어서는 직무의 종류 및 전문성 등에 따라 직원의 경력, 학력, 전공분야, 훈련실적, 업</text:span></text:p>
      <text:p text:style-name="바탕글"><text:span>     무추진 및 통솔능력, 성품 청렴도 , 건강 등을 고려하여 적제적소에 임용하여야 한다.</text:span></text:p>
      <text:p text:style-name="바탕글"><text:span>  나 직원이 동일직위에서의 장기근무로인한 침체를 방지하고 창의적인 직무수행을 기하도록 적절한 인사교류</text:span></text:p>
      <text:p text:style-name="바탕글"><text:span>     를 하여야 한다.</text:span></text:p>
      <text:p text:style-name="바탕글"><text:span>  다. 직원의 빈번한 진보로 인한 능률저하를 방지하여 안정적인 직무수행을 기하도록 적절한 인사교류를 하</text:span></text:p>
      <text:p text:style-name="바탕글"><text:span>     여야 한다.</text:span></text:p>
      <text:p text:style-name="바탕글"><text:span>  라. 직원을 보직함에 있어서 제안의 채택시행으로 예산의 절감등 공단발전에 기여한자를 4급갑으로 보하는 </text:span></text:p>
      <text:p text:style-name="바탕글"><text:span>     직위에 임용할 경우에는 승진시험에 의하지 아니하고 인사위원회의 심의를 거쳐 특별승진 임용할수 있</text:span></text:p>
      <text:p text:style-name="바탕글"><text:span>     다.</text:span></text:p>
      <text:p text:style-name="바탕글"/>
      <text:p text:style-name="바탕글"><text:span>52. 다음은 인사위원회의 의결을 거쳐 직원을 전직시킬수 있는경우다. 해당되지 않는 것은?(나)</text:span></text:p>
      <text:p text:style-name="바탕글"><text:span>  가. 전직예정직렬에 관련되는 전문적인 교육을 받았거나 전직예정직렬과 관련한 국가기술자격증을 가진자.</text:span></text:p>
      <text:p text:style-name="바탕글"><text:span>  나. 전직예정직렬에 관련되는 직무에 3개월이상의 근무실적이 있는자.</text:span></text:p>
      <text:p text:style-name="바탕글"><text:span>  다. 전에 재직한 직렬로 전직하는 경우</text:span></text:p>
      <text:p text:style-name="바탕글"><text:span>  라. 운전직중 운전 및 승무 부적격자를 다른 직렬로 전직하는 경우</text:span></text:p>
      <text:p text:style-name="바탕글"/>
      <text:p text:style-name="바탕글"><text:span>53. 다음은 인사위원회의 의결을 거쳐 직원을 전직시킬수 있는 경우이다. 해당되지 않는 것은?(다)</text:span></text:p>
      <text:p text:style-name="바탕글"><text:span>  가. 직제 또는 정원의 개폐로 당해직위의 인원을 조정할 필요가 있는 경우</text:span></text:p>
      <text:p text:style-name="바탕글"><text:span>  나. 업무상의 부상 또는 질병으로 인하여 종전의 업무수행은 불가능하나, 타직렬의 업무 수행은 가능한 경우</text:span></text:p>
      <text:p text:style-name="바탕글"><text:span>  다. 담당 직무 부적격자로 징계처분에 의해 타직렬로의 전직이 불가피한 경우</text:span></text:p>
      <text:p text:style-name="바탕글"><text:span>  라. 전에 재직한 직렬로 전직하는 경우</text:span></text:p>
      <text:p text:style-name="바탕글"/>
      <text:p text:style-name="바탕글"><text:span>54. 다음은 겸임, 직무대리, 파견업무에 대한 설명이다. 잘못된 것은?(라)</text:span></text:p>
      <text:p text:style-name="바탕글"><text:span>  가. 이사장은 직위 및 직무내용이 유사하고 담당직무수행에 지장이 없다고 인정되는 경우에는 1인에게 2인  </text:span><text:span>     이상의 직위를 겸임시킬수 있다.</text:span></text:p>
      <text:p text:style-name="바탕글"><text:span>  나. 이사장은 업무형평상 부득이한 경우에는 차하위 직급자를 상위직위에 직무대리를 명할수 있다.</text:span></text:p>
      <text:p text:style-name="바탕글"><text:span>  다. 이사장은 파견사유가 소멸한 경우에는 당해 파견직원을 지체없이 원 소속부서에 복귀토록한다.</text:span></text:p>
      <text:p text:style-name="바탕글"><text:span>  라. 파견기간은 6개월 이내로 하되 필요에 따라 3개월의 범위안에서 연장할수 있다.</text:span></text:p>
      <text:p text:style-name="바탕글"/>
      <text:p text:style-name="바탕글"><text:span>55. 다음은 인사규정의 직무대리 및 파견근무에 대한 설명이다. 잘못된 것은?(라)</text:span></text:p>
      <text:p text:style-name="바탕글"><text:span>  가. 차하위 직급자가 상위직위에 직무대리를 할 때에는 권한에 상응하는 책임을 진다.</text:span></text:p>
      <text:p text:style-name="바탕글"><text:span>  나. 이사장은 공단업무의 수행상 업무의 일시적인 폭주로 지원이 불가피한 경우 부서간 파견근무를 명할수 </text:span></text:p>
      <text:p text:style-name="바탕글"><text:span>    있다.</text:span></text:p>
      <text:p text:style-name="바탕글"><text:span>  다. 이사장은 공단업무의 수행상 부득이 한 때에는 파견근무를 명할 수 있다.</text:span></text:p>
      <text:p text:style-name="바탕글"><text:span>  라.  파견기간은 6개월 이내로 하되 필요에 따라 3개월의 범위안에서 연장할수 있다.</text:span></text:p>
      <text:p text:style-name="바탕글"/>
      <text:p text:style-name="바탕글"><text:span>56. 다음중 직원의 직급별 승진소요 최저기간중 틀린 것은?(다)</text:span></text:p>
      <text:p text:style-name="바탕글"><text:span>  가. 3급에서 2급 </text:span><text:span>→ 3</text:span><text:span>년                        나. 5급에서 4급 </text:span><text:span>→ 1</text:span><text:span>년 6월</text:span></text:p>
      <text:p text:style-name="바탕글"><text:span>  다. 6급에서 5급 </text:span><text:span>→ 1</text:span><text:span>년 6월                라. 7급에서 6급 </text:span><text:span>→ 1</text:span><text:span>년 3월</text:span></text:p>
      <text:p text:style-name="바탕글"/>
      <text:p text:style-name="바탕글"><text:span>57. 다음중 직원의 직급별 승진 소요 최저기간중 틀린 것은?(나)</text:span></text:p>
      <text:p text:style-name="바탕글"><text:span>  가. 2급에서 1급 </text:span><text:span>→ 3</text:span><text:span>년                       나. 4급에서 3급 </text:span><text:span>→ 3</text:span><text:span>년 </text:span></text:p>
      <text:p text:style-name="바탕글"><text:span>  다. 8급에서 7급 </text:span><text:span>→ 1</text:span><text:span>년                   라. 9급에서 8급 </text:span><text:span>→ 1</text:span><text:span>년 </text:span></text:p>
      <text:p text:style-name="바탕글"/>
      <text:p text:style-name="바탕글"><text:span>58. 다음은 직원의 승진임용에 대한 설명이다. 잘못된 것은?(가)</text:span></text:p>
      <text:p text:style-name="바탕글"><text:span>  가. 이사장은 경력평정, 근무성적평정 기타 능력의 실증에 의한 순위에 의하여 직급별로 승진후보자 명부를</text:span></text:p>
      <text:p text:style-name="바탕글"><text:span>     작성한다</text:span></text:p>
      <text:p text:style-name="바탕글"><text:span>  나. 승진임용은 동일직렬의 차 후위 직급직원 중에서 임용한다.</text:span></text:p>
      <text:p text:style-name="바탕글"><text:span>  다. 승진임용은 당해직급의 승진후보자 명부의 고순위자 순위에 의하여 승진임용인원의 3배수 범위내에</text:span></text:p>
      <text:p text:style-name="바탕글"><text:span>     있는자 중에서 임용하여야 한다.</text:span></text:p>
      <text:p text:style-name="바탕글"><text:span>  라. 4급으로 승진은 승진시험 합격자를 4급 승진시험합격자 명부에 의하여 승진임용 할 수 있다.</text:span></text:p>
      <text:p text:style-name="바탕글"/>
      <text:p text:style-name="바탕글"><text:span>59. 다음 직렬별 승진소요년수에 대한 설명중 틀린 것은?(다)</text:span></text:p>
      <text:p text:style-name="바탕글"><text:span>  가. 직급별 승진소요년수 산정은 재직직급에 상응하는 경력기간을 산정 반영할수 있으나 승진 소요연수의</text:span></text:p>
      <text:p text:style-name="바탕글"><text:span>     1/2에 해당하는 기간은 근무하여야 한다.</text:span></text:p>
      <text:p text:style-name="바탕글"><text:span>  나. 강임되었던 직원이 원 직급으로 승진될 경우에 강임전의 기간은 현 재직년수로 통산한다.</text:span></text:p>
      <text:p text:style-name="바탕글"><text:span>  다. 7급에서 6급으로의 승진은 1년 6월 경과시 승진자격을 부여하고 3년 경과자는 6급으로 승진토록</text:span></text:p>
      <text:p text:style-name="바탕글"><text:span>     하며, 9급에서 8급으로의 승진은 1년 경과시 승진자격을 부여하고 2년 이상 경과자는 8급으로</text:span></text:p>
      <text:p text:style-name="바탕글"><text:span>     승진토록 한다.</text:span></text:p>
      <text:p text:style-name="바탕글"><text:span>  라. 7급에서 6급, 9급에서 8급으로의 승진은 매월 1일자로 실시한다.</text:span></text:p>
      <text:p text:style-name="바탕글"/>
      <text:p text:style-name="바탕글"><text:span>60. 직급별 승진소요년수 산정에는 휴직기간, 직위해제기간, 징계처분기간을 포함하지 아니한다. 다음은 예외로 </text:span></text:p>
      <text:p text:style-name="바탕글"><text:span>   승진소요년수에 산정되는 휴직기간이다. 승진 소요년수에 산정되지 않는 휴직은 어느것인가?(라)</text:span></text:p>
      <text:p text:style-name="바탕글"><text:span>  가. 병역법에 의한 병역복무를 필하기 위하여 휴직한 징집 또는 소집된 기간</text:span></text:p>
      <text:p text:style-name="바탕글"><text:span>  나. 업무로 인한 질병 또는 부상으로 6개월이상 장기 요양을 요하는 2년 이내로 휴직한 기간</text:span></text:p>
      <text:p text:style-name="바탕글"><text:span>  다. 기타 법률의 규정에 의한 업무를 수행하기 위하여 직무를 이탈하게 되어 휴직한 당해 직무수행 기간</text:span></text:p>
      <text:p text:style-name="바탕글"><text:span>  라. 일신상의 사정으로 부득이 직무를 이탈하게 되어 3개월 이내로 휴직한 기간</text:span></text:p>
      <text:p text:style-name="바탕글"/>
      <text:p text:style-name="바탕글"><text:span>61. 다음중 직급별 승진소요년수에 산정되지 않는 휴직기간은?(라)</text:span></text:p>
      <text:p text:style-name="바탕글"><text:span>  가. 공단의 필요에 의하여 직무와 관련된 분야의 해외유학으로 인한 2년이내의 휴직기간(다만 학위취득등 </text:span></text:p>
      <text:p text:style-name="바탕글"><text:span>     부득이한 경우에는 2년범위 안에서 연장할수 있다.)</text:span></text:p>
      <text:p text:style-name="바탕글"><text:span>  나. 공단의 필요에 의하여 직무와 관련된 분야의 국제기구 또는 유관 기관에 임시고용되어 휴직한 그 고용</text:span></text:p>
      <text:p text:style-name="바탕글"><text:span>     기간</text:span></text:p>
      <text:p text:style-name="바탕글"><text:span>  다. 병역법에 의한 병역복무를 필하기 위하여 휴직한 징집 또는 소집된 기간.</text:span></text:p>
      <text:p text:style-name="바탕글"><text:span>  라. 신체정신상의 장애로 2월이상 장기 요양을 요하여 휴직한 기간</text:span></text:p>
      <text:p text:style-name="바탕글"/>
      <text:p text:style-name="바탕글"><text:span>62. </text:span><text:span text:style-name="p361-1-2">징계 처분의 잽행이 종료된 날로부터 다음의 기간이 경과하지 아니한 자는 승진임용될수 없다, 잘못된 것은?</text:span></text:p>
      <text:p text:style-name="바탕글"><text:span>  가. 견책 : 6월(견책처분을 받은날로부터 적용)       나. 감봉 : 1년</text:span></text:p>
      <text:p text:style-name="바탕글"><text:span>  다. 정직 : 1년                                     라. 징계에 의한 강임 : 1년 6월</text:span></text:p>
      <text:p text:style-name="바탕글"/>
      <text:p text:style-name="바탕글"><text:span>63. 다음중 승진 제한에 해당하는 것은?(다)</text:span></text:p>
      <text:p text:style-name="바탕글"><text:span>  가. 견책처분 받은 날로부터 6개월이 경과한자        나. 감봉 3월 처분받은 날로부터 1년 3월이 경과한자</text:span></text:p>
      <text:p text:style-name="바탕글"><text:span>  다. 정직 3월 처분받은 날로부터 1년 3월이 경과한자</text:span></text:p>
      <text:p text:style-name="바탕글"><text:span>  라. 징계에 의한 강임처분 받은 날로부터 1년 6얼이 경과한자.</text:span></text:p>
      <text:p text:style-name="바탕글"/>
      <text:p text:style-name="바탕글"><text:span>64. 다음은 직원의 승진제한에 관한 기술이다, 틀린 것은?(나)</text:span></text:p>
      <text:p text:style-name="바탕글"><text:span>  가. 징계처분 , 직위해제 또는 휴직중에 있는 자는 승진임용될 수 없다.</text:span></text:p>
      <text:p text:style-name="바탕글"><text:span>  나. 개인적인 부상 또는 질병으로 장기병가중인 자는 승진임용될 수 없다.</text:span></text:p>
      <text:p text:style-name="바탕글"><text:span>  다. 징계에 의하여 승진의 제한기간중에 있는 자가 다시 징계처분을 받았을 경우 제한기간은 당초 처분에 </text:span></text:p>
      <text:p text:style-name="바탕글"><text:span>     의한 제한 기간이 종료된 날로부터 기산한다</text:span></text:p>
      <text:p text:style-name="바탕글"><text:span>  라. 징계에 의하여 강임된 직원의 승진에 관한 년수 계산에 있어서 강임된 직급에서 종전의 근무한 경력은 </text:span></text:p>
      <text:p text:style-name="바탕글"><text:span>     산입한다.</text:span></text:p>
      <text:p text:style-name="바탕글"/>
      <text:p text:style-name="바탕글"><text:span>65. 다음은 인사위원회의 심의를 거쳐 특별승진 임용할 수 있는 경우이다. 틀린 것은?(다)</text:span></text:p>
      <text:p text:style-name="바탕글"><text:span>  가. 직무수행능력이 탁월하여 공단 발전에 공로가 현저한 자로서 승진소요 최저기간 1/2 이상 근무한자</text:span></text:p>
      <text:p text:style-name="바탕글"><text:span>  나. 제안의 채택시행으로 예산 절감등 공단 발전에 기여한 자로서 승진임용제한을 받지 아니하며 승진소요 </text:span></text:p>
      <text:p text:style-name="바탕글"><text:span>     최저기간 1/2  이상 근무한자.</text:span></text:p>
      <text:p text:style-name="바탕글"><text:span>  다. 제안의 채택 시행으로 예산의 절감등 공단 발전에 기여한 자로서 업무상 부상으로 휴직중인 자</text:span></text:p>
      <text:p text:style-name="바탕글"><text:span>  라. 재직중 공적이 현저한 자로 공무로 인하여 사망한때</text:span></text:p>
      <text:p text:style-name="바탕글"/>
      <text:p text:style-name="바탕글"><text:span>66. 다음은 직원의 훈련 및 평정에 관한 내용이다, 틀린 것은?(다)</text:span></text:p>
      <text:p text:style-name="바탕글"><text:span>  가. 인사담당이사는 직원훈련에 관한 종합적인 기획, 조정 및 감독을 행한다</text:span></text:p>
      <text:p text:style-name="바탕글"><text:span>  나. 근무성적 평정은 매년 3월 31일을 기준으로 일반직 2급이하 직원에 대하여 실시한다.</text:span></text:p>
      <text:p text:style-name="바탕글"><text:span>  다. 경력평정은 일반직 2급이하 전직원에 대하여 매년 실시한다.</text:span></text:p>
      <text:p text:style-name="바탕글"><text:span>  라. 훈련 성적은 인사관리면에 반영시켜야 한다.</text:span></text:p>
      <text:p text:style-name="바탕글"/>
      <text:p text:style-name="바탕글"><text:span>67. 다음은 직원의 훈련 및 평정에 대한 사항이다. 잘못된 것은 ?(나)</text:span></text:p>
      <text:p text:style-name="바탕글"><text:span>  가. 모든 직원과 수습직원이 될자는 담당직무와 관련된 학식, 기술 및 능력 배양을 위하여</text:span></text:p>
      <text:p text:style-name="바탕글"><text:span>     훈련을 받아야 한다</text:span></text:p>
      <text:p text:style-name="바탕글"><text:span>  나. 교육원장은 직업훈련에 관한 종합적인 기획, 조정 및 감독을 행한다.</text:span></text:p>
      <text:p text:style-name="바탕글"><text:span>  다. 각부서장 및 각급 감독직에 있는 직원은 일상업무를 통하여 계속적으로 부하직원을 훈련시킬 책임을 진  </text:span><text:span>     다.</text:span></text:p>
      <text:p text:style-name="바탕글"><text:span>  라. 경력 평정은 승진소요최저년수에 도달한 일반직 2급이하 직원에 대하여 실시하여 승진임용에 반영하여  </text:span><text:span>    야 한다.</text:span></text:p>
      <text:p text:style-name="바탕글"/>
      <text:p text:style-name="바탕글"><text:span>68. 다음중 당연퇴직 해당사항이 아닌 것은?(라)</text:span></text:p>
      <text:p text:style-name="바탕글"><text:span>  가. 인사규정에 의한 직원임용의 결격사유에 해당된때       나. 정년퇴직에 해당된 때</text:span></text:p>
      <text:p text:style-name="바탕글"><text:span>  다. 사망할 때                                            라. 인사규정에 의한 직권면직에 해당된 때</text:span></text:p>
      <text:p text:style-name="바탕글"/>
      <text:p text:style-name="바탕글"><text:span>69. 인사규정에 의한 직원의 당연퇴직에 해당되지 않는 것은 ?(라)</text:span></text:p>
      <text:p text:style-name="바탕글"><text:span>  가. 정년에 달하였을 때와 사망한때                        나. 병역의무자로서 병역기피의 사실이 있을 때</text:span></text:p>
      <text:p text:style-name="바탕글"><text:span>  다. 법원의 판결 또는 다른 법률에 의하여 자격이 상실 또는 정지된 때</text:span></text:p>
      <text:p text:style-name="바탕글"><text:span>  라. 연속하여 7일이상 무단결근한때</text:span></text:p>
      <text:p text:style-name="바탕글"/>
      <text:p text:style-name="바탕글"><text:span>70. 다음중 직권면직 사유에 해당되지 않는 것은 ?(라)</text:span></text:p>
      <text:p text:style-name="바탕글"><text:span>  가. 신체, 정신상의 장애로 1년이상 직무에 담당할수 없을 때</text:span></text:p>
      <text:p text:style-name="바탕글"><text:span>  나. 직무수행능력의 현저한 부족으로 근무성적이 불량하다고 인사위원회의 의결을 거칠 때</text:span></text:p>
      <text:p text:style-name="바탕글"><text:span>  다. 연속적으로 7일이상 무단결근한때 </text:span></text:p>
      <text:p text:style-name="바탕글"><text:span>  라. 형사사건으로 기소된 자가 금고이상의 유죄구형을 받은 때</text:span></text:p>
      <text:p text:style-name="바탕글"/>
      <text:p text:style-name="바탕글"><text:span>71. 다음중 직권면직 사유에 해당되지 않는 것은? (라)</text:span></text:p>
      <text:p text:style-name="바탕글"><text:span>  가. 직무 수행 능력이 부족하거나 근무성적 및 태도가 극히 불량한 경우와 소속 직원에 대한 감독능력이 부  </text:span><text:span>     족한 경우에 의해 직위해제된 자가 그 기간중 능력의 향상 또는 개전의 정이 없다고 인사위원회에서 인  </text:span><text:span>     정하여 의결을 거친 때 </text:span></text:p>
      <text:p text:style-name="바탕글"><text:span>  나. 직제와 정원의 개폐 또는 예산의 감소 등에 의하여 폐직 또는 감원된때</text:span></text:p>
      <text:p text:style-name="바탕글"><text:span>  다. 복직신청기일내 복직 신청을 하지 아닌 한때</text:span></text:p>
      <text:p text:style-name="바탕글"><text:span>  라. 형사사건으로 기소된 자가 벌금형이 확정된 때</text:span></text:p>
      <text:p text:style-name="바탕글"/>
      <text:p text:style-name="바탕글"><text:span>72.다음중 직권면직 사유에 해당되지 않는 것은? (다)</text:span></text:p>
      <text:p text:style-name="바탕글"><text:span>  가. 휴직기간의 만료 또는 휴직사유가 소멸된 후에도 직무에 복귀하지 아니하거나 직무를 감당할수 없을 때</text:span></text:p>
      <text:p text:style-name="바탕글"><text:span>  나. 군복무를 위하여 휴직중에 있는자가 재영중 군무를 이탈하였을 때</text:span></text:p>
      <text:p text:style-name="바탕글"><text:span>  다. 업무로 인한 질병 또는 부상으로 3월이상 장기 요양을 요할 때</text:span></text:p>
      <text:p text:style-name="바탕글"><text:span>  라. 1년의 근무기간동안 7일이상 무단결근한때</text:span></text:p>
      <text:p text:style-name="바탕글"/>
      <text:p text:style-name="바탕글"><text:span>73.  다음중 직원본인의 의사에도 불구하고 휴직을 명할 수 있는 사항이 아닌 것은?(다)</text:span></text:p>
      <text:p text:style-name="바탕글"><text:span>  가. 신체 , 정신상의 장애로 3월이상 장기 요양을 요할 때</text:span></text:p>
      <text:p text:style-name="바탕글"><text:span>  나. 병역법에 의한 병역복무를 필하기 위해 징집 또는 소집되었을 때</text:span></text:p>
      <text:p text:style-name="바탕글"><text:span>  다. 업무로 인한 질병 또는 부상으로 3월이상 장기 요양을 요할 때</text:span></text:p>
      <text:p text:style-name="바탕글"><text:span>  라. 천재지변 또는 전시사변이나 기타의 사유로 인하여 생사 또는 소재가 불명하게 되었을 때</text:span></text:p>
      <text:p text:style-name="바탕글"/>
      <text:p text:style-name="바탕글"><text:span>74. 다음중 직원본인의 의사에도 불구하고 휴직을 명할 수 있는 사항은?(라)</text:span></text:p>
      <text:p text:style-name="바탕글"><text:span>  가. 공단의 필요에 의하여 직무와 관련된 분야의 해외유학, 국제기구 또는 유관기관의에 임시고용되었을때</text:span></text:p>
      <text:p text:style-name="바탕글"><text:span>  나. 일신상의 사정으로 부득이 직무를 이탈하게 되어 요청한때</text:span></text:p>
      <text:p text:style-name="바탕글"><text:span>  다. 산전후 휴가 기간을 초과하여 휴직을 요청한때</text:span></text:p>
      <text:p text:style-name="바탕글"><text:span>  라. 법률의 규정에 의한 업무를 수행하기 위하여 직무를 이탈하게 되었을 때</text:span></text:p>
      <text:p text:style-name="바탕글"/>
      <text:p text:style-name="바탕글"><text:span>75. 다음의 휴직기간중 틀린 것은?(나)</text:span></text:p>
      <text:p text:style-name="바탕글"><text:span>  가. 해외 유학 - 2년이내 (학위취득등 부득이한 경우 2년연장 가능)</text:span></text:p>
      <text:p text:style-name="바탕글"><text:span>  나. 산전후 휴가기간을 초과한 휴직 - 산전후 휴가기간을 포함하지 않은 1년이내</text:span></text:p>
      <text:p text:style-name="바탕글"><text:span>  다. 천재지변 또는 일신상의 사정 - 3월 이내</text:span></text:p>
      <text:p text:style-name="바탕글"><text:span>  라. 신체, 정신상의 장애로 2월이상 장기요양 - 1년이내 , 휴직사유가 소멸되지 않아 연기 신청한 경우 1회</text:span></text:p>
      <text:p text:style-name="바탕글"><text:span>     (1년)에 한하여 연장가능</text:span></text:p>
      <text:p text:style-name="바탕글"/>
      <text:p text:style-name="바탕글"><text:span>76. 다음은 휴직기간에 관한 기술이다. 틀린 것은?</text:span></text:p>
      <text:p text:style-name="바탕글"><text:span>  가. 업무상으로 인한 질병 또는 부상으로 6개월이상 장기 요양을 요하는 경우 - 2년이내 </text:span></text:p>
      <text:p text:style-name="바탕글"><text:span>  나. 병역법에 의한 징집 또는 소집되었을 때 - 징집, 소집기간</text:span></text:p>
      <text:p text:style-name="바탕글"><text:span>  다. 라.</text:span></text:p>
      <text:p text:style-name="바탕글"><text:span>77. 휴직의 효력에 대한 설명중 다른 것은?(라)</text:span></text:p>
      <text:p text:style-name="바탕글"><text:span>  가. 휴직자는 직원이 신분은 보유하나 직무에 종사하지 못하며 그 기간중의 보수는 보수 규정이 정하는 바  </text:span><text:span>     에 의한다.</text:span></text:p>
      <text:p text:style-name="바탕글"><text:span>  나. 신체 정신상의 장애로 2월이상 장기요양을 요할때와 천재지변 또는 전시사변이나 기타 사유로 인하여생  </text:span><text:span>     사 또는 소재가 불명일때의 휴직 이외의 휴직은 휴직기간을 근무년수에 산입한다.</text:span></text:p>
      <text:p text:style-name="바탕글"><text:span>  다. 휴직자는 휴직사유가 소멸 되었을 때 지체없이 또는 휴직기간이 만료된 때에는 그 말료일까지 복직원을</text:span></text:p>
      <text:p text:style-name="바탕글"><text:span>     제출하여야 한다. 다만, 병역복무에 따른 징집 또는 소집에 대한 기한이 만료된후 20일 이내로 한다.</text:span></text:p>
      <text:p text:style-name="바탕글"><text:span>  라. 복직원을 재출받은 경우에는 이사장은 지체없이 휴직당시 직위에 발령함을 원칙으로 한다.</text:span></text:p>
      <text:p text:style-name="바탕글"/>
      <text:p text:style-name="바탕글"><text:span>78. 다음중 휴직기간을 근무년수에 산입하지 않는 경우는?(가)</text:span></text:p>
      <text:p text:style-name="바탕글"><text:span>  가. 신체정신상의 장애로 2월이상 장기요양을 요하는 휴직한때</text:span></text:p>
      <text:p text:style-name="바탕글"><text:span>  나. 병역법에 의한 병역복무를 필하기 위하여 징집 또는 소집되어 휴직한때</text:span></text:p>
      <text:p text:style-name="바탕글"><text:span>  다. 업무로 인한 질병 또는 부상으로 6월이상 장기요양을 요하여 휴직한때</text:span></text:p>
      <text:p text:style-name="바탕글"><text:span>  라. 일신상의 사정으로 부득이 직무를 이탈하게 되어 휴직을 요청한때</text:span></text:p>
      <text:p text:style-name="바탕글"/>
      <text:p text:style-name="바탕글"><text:span>79. 다음중 휴직기간을 근무년수에 산입하지 않는 경우는?(라)</text:span></text:p>
      <text:p text:style-name="바탕글"><text:span>  가. 법률의 규정에 의한 업무를 수행하기 위하여 직무를 이탈하게 되어 휴직한때</text:span></text:p>
      <text:p text:style-name="바탕글"><text:span>  나. 산전후 휴가기간을 초과하여 본인의 요청으로 휴직한때</text:span></text:p>
      <text:p text:style-name="바탕글"><text:span>  다. 공단의 필요에 의하여 직무와 관련된 분야의 해외유학, 국제기구 또는 유관기관에 임시고용되어 휴직한  </text:span><text:span>      때</text:span></text:p>
      <text:p text:style-name="바탕글"><text:span>  라. 천재지변 또는 전시사변이나 기타의 사유로 인하여 생사 또는 소재가 불명하게 되어 휴직한때</text:span></text:p>
      <text:p text:style-name="바탕글"/>
      <text:p text:style-name="바탕글"><text:span>80. 다음은 이사장이 직위해제할수 있는 경우이다, 아닌경우는?(가)</text:span></text:p>
      <text:p text:style-name="바탕글"><text:span>  가. 징계가 확정된 자                 </text:span></text:p>
      <text:p text:style-name="바탕글"><text:span>  나. 형사사건으로 기소된 자, 다만 약식명령이 청구된 자는 제외한다. </text:span></text:p>
      <text:p text:style-name="바탕글"><text:span>  다. 직무수행능력이 부족하거나 근무성적이 극히 불량한 자 또는 직원으로서 근무태도가 심히 불성실한자</text:span></text:p>
      <text:p text:style-name="바탕글"><text:span>  라. 소속직원에 대한 감독능력이 부족한 자</text:span></text:p>
      <text:p text:style-name="바탕글"/>
      <text:p text:style-name="바탕글"><text:span>81. 직무수행 능력 부족으로 인한 직위해제된자는 얼마의 기간동안 기간대기를 명할수 있는가?(다)</text:span></text:p>
      <text:p text:style-name="바탕글"><text:span>  가. 1월이내         나. 2월이내           다. 3월이내           라.4월이내</text:span></text:p>
      <text:p text:style-name="바탕글"/>
      <text:p text:style-name="바탕글"><text:span>82. 근무성적이 극히 불량한자 또는 직원으로서 근무태도가 심히 불성실한자를 직위해제 할 경우 얼마동안 기  </text:span><text:span>   간대기를 명할수 있나?(다)</text:span></text:p>
      <text:p text:style-name="바탕글"><text:span>  가. 1월이내         나. 2월이내           다. 3월이내           라.6월이내</text:span></text:p>
      <text:p text:style-name="바탕글"/>
      <text:p text:style-name="바탕글"><text:span>83. 소속직원에 대한 감독능력이 부족한 자를 직위해제할 경우 얼마의 기간동안 기간대기를 명할 수 있나?</text:span><text:span>(다)</text:span></text:p>
      <text:p text:style-name="바탕글"><text:span>  가. 1월이내         나. 2월이내           다. 3월이내           라. 6월이내</text:span></text:p>
      <text:p text:style-name="바탕글"/>
      <text:p text:style-name="바탕글"><text:span>84. 다음은 인사규정의 직위해제에 관한 설명이다, 잘못된 것은?(라)</text:span></text:p>
      <text:p text:style-name="바탕글"><text:span>  가. 직위해제를 받은자는 직원의 신분은 보유하나 직무에 종사하지 못하며 직위해제 사유가 소멸된 때에는  </text:span><text:span>      직위를 부여하여야 한다.</text:span></text:p>
      <text:p text:style-name="바탕글"><text:span>  나. 직위해제 되어 대기명령을 받은 자에 대하여는 이사장은 능력회복이나 태도개선을 위한 교육훈련 또는  </text:span><text:span>     특별한 연구과제의 부여등 필요한 조치를 하여야 한다.</text:span></text:p>
      <text:p text:style-name="바탕글"><text:span>  다. 소속직원에 대한 감독능력이 부족한 자가 형사사건으로 기소되어 직위해제사유가 경합하는 때에는 형사  </text:span><text:span>     사건으로 기소된 사유로 직위해제 처분을 하여야 한다.</text:span></text:p>
      <text:p text:style-name="바탕글"><text:span>  라. 직무수행능력이 부족하거나 근무성적이 극히 불량한 자가 징계의결요구중인 사유로 직위해제사유가 경  </text:span><text:span>     합하는 때에는 직무수행능력이 부족하거나 근무성적이 극히 불량한 사유로 직위해제 처분을 하여야 한   </text:span><text:span>      다.</text:span></text:p>
      <text:p text:style-name="바탕글"/>
      <text:p text:style-name="바탕글"><text:span>85.다음은 인사규정의 직위해제 및 강임에 대한 설명이다 , 잘못된 것은?(가)</text:span></text:p>
      <text:p text:style-name="바탕글"><text:span>  가. 이사장은 직제 또는 정원의 변경이나 예산의 감소등으로 인하여 직위가 폐지되거나 강등되어 과원이 된  </text:span><text:span>     때에는 직권으로 강임할 수 있다  </text:span></text:p>
      <text:p text:style-name="바탕글"><text:span>  나. 직제 또는 정원의 변경이나 예산의 감소등으로 인하여 직위가 폐지되거나 강등되어 강임된 직원은 인사</text:span></text:p>
      <text:p text:style-name="바탕글"><text:span>     규정 제 32조의 승진임용관련 규정에 불구하고 우선 승진 임용한다.</text:span></text:p>
      <text:p text:style-name="바탕글"><text:span>  다. 소속직원에 대한 감독능력이 부족한 자가 징계요구의결중인 사유로 직위해제 사유가 경합하는 때에는   </text:span><text:span>      징계의결요구 중인 사유로 직위해제 처분을 하여야 한다.</text:span></text:p>
      <text:p text:style-name="바탕글"><text:span>  라. 직원으로서 근무태도가 심히 불성실한 자가 형사사건으로 기소되어 직위해제 사유가 경합하는 때에는</text:span></text:p>
      <text:p text:style-name="바탕글"><text:span>     형사사건으로 기소된 사유로 직위해제 처분을 하여야 한다.</text:span></text:p>
      <text:p text:style-name="바탕글"/>
      <text:p text:style-name="바탕글"><text:span>86. 다음은 직원의 정년에 대한 설명이다, 잘못된 것은?(다)</text:span></text:p>
      <text:p text:style-name="바탕글"><text:span>  가. 일반직 정년은 60세이다.</text:span></text:p>
      <text:p text:style-name="바탕글"><text:span>  나. 고용직의 정년은 만 53세이다.</text:span></text:p>
      <text:p text:style-name="바탕글"><text:span>  다. 직원은 </text:span><text:span text:style-name="p499-1-2">정년에 도달한 해의 생년월이 속한 반기말일(6월30일) 및 연말일(12월31일)에</text:span><text:span> 의원면직된다.</text:span></text:p>
      <text:p text:style-name="바탕글"><text:span>  라. 일반직, 별정직 4급이하 직원의 정년은 인사위원회의 의결을 거쳐 1년단위로 2년의 범위내에서 연장할수 </text:span></text:p>
      <text:p text:style-name="바탕글"><text:span>     있다.</text:span></text:p>
      <text:p text:style-name="바탕글"/>
      <text:p text:style-name="바탕글"><text:span>87. 다음중 표창종류별 표창방법이 잘못된 것은?(나)</text:span></text:p>
      <text:p text:style-name="바탕글"><text:span>  가. 모범직원상, 공로상, 부서표창상 - 표창상          나. 창안상 - 상장</text:span></text:p>
      <text:p text:style-name="바탕글"><text:span>  다. 우등상 - 상장                                   라. 협조상 - 감사장 또는 감사패</text:span></text:p>
      <text:p text:style-name="바탕글"/>
      <text:p text:style-name="바탕글"><text:span>88. 우리공단의 표창의 종류는 몇 종류인가?(다)</text:span></text:p>
      <text:p text:style-name="바탕글"><text:span>  가. 4개종류             나. 5개종류             다. 6개종류           라. 7개종류</text:span></text:p>
      <text:p text:style-name="바탕글"/>
      <text:p text:style-name="바탕글"><text:span>89. 다음은 우리 공단의 표창에 관한 설명이다 틀린 것은?(가)</text:span></text:p>
      <text:p text:style-name="바탕글"><text:span>  가. 모범직원으로 선발된 직원에 대하여는 그 선발된 월부터 3년간 매월 3만원의 포상금을 지급한다.</text:span></text:p>
      <text:p text:style-name="바탕글"><text:span>  나. 표창은 정기(공단 창립일 및 연말) 및 수시로 구분하여 시행한다.</text:span></text:p>
      <text:p text:style-name="바탕글"><text:span>  다. 각종 전람회, 경기 및 경연대회에서 우수한 성적을 획득한 자에게 우등상을 수여한다.</text:span></text:p>
      <text:p text:style-name="바탕글"><text:span>  라. 성실한 직무를 수행하여 근무성적이 탁월한 경우 공로상을 수여한다.</text:span></text:p>
      <text:p text:style-name="바탕글"/>
      <text:p text:style-name="바탕글"><text:span>90. 다음은 우리공단의 표창에 관한 설명이다. 잘못된 것은?(가)</text:span></text:p>
      <text:p text:style-name="바탕글"><text:span>  가. 표창대상의 결정과 공적의 심의는 공정하여야 하며, 표창의 기회는 직원으로서 직무에 특히 성실하거나  </text:span><text:span>     공단의 발전 및 사회에 공헌한 공적이 현저한 자에 대하여 우선 적으로 주어져야 한다.</text:span></text:p>
      <text:p text:style-name="바탕글"><text:span>  나. 헌신적인 봉사로서 국가 또는 사회의 이익과 공단 발전에 기여한자에 대하여 공로상을 수여한다.</text:span></text:p>
      <text:p text:style-name="바탕글"><text:span>  다. 모범직원으로 선발된 직원이 징계처분을 받거나 공무상 휴직이외의 휴직 또는 퇴직한때에는 그 사유가</text:span></text:p>
      <text:p text:style-name="바탕글"><text:span>     발생한 날이 속하는 달의 익월부터 포상금(매월3만원) 지급을 중단한다.</text:span></text:p>
      <text:p text:style-name="바탕글"><text:span>  라. 창안상은 업무능률 향상을 위한 건설적이고 창의적인 의견 또는 방안을 제안하여 공단예산절감 및 발전  </text:span><text:span>     에 기여한 자에게 수여한다..</text:span></text:p>
      <text:p text:style-name="바탕글"/>
      <text:p text:style-name="바탕글"><text:span>91. 다음은 우리공단의 표창에 관한 설명이다 . 잘못된 것은?(라)</text:span></text:p>
      <text:p text:style-name="바탕글"><text:span>  가. 우등상은 각종 교육훈련과정에서 그 성적이 우수한 자에게 수여한다.</text:span></text:p>
      <text:p text:style-name="바탕글"><text:span>  나. 표창은 이사장이 정하는 바에 따라 표창할 수 있다 </text:span></text:p>
      <text:p text:style-name="바탕글"><text:span>  다. 표창은 공단발전에 현저한 공이 있다고 인정하는 타기관 또는 단체와 국내외인에게도 적용할수 있다</text:span></text:p>
      <text:p text:style-name="바탕글"><text:span>  라. 공로상은 성실한 직무를 수행하여 타에 모범이 되는 직원에게 수여한다</text:span></text:p>
      <text:p text:style-name="바탕글"/>
      <text:p text:style-name="바탕글"><text:span>92. 다음중 징계의 종류가 아닌 것은?(다)</text:span></text:p>
      <text:p text:style-name="바탕글"><text:span>  가. 파면          나. 강임            다. 직위해제              라. 견책</text:span></text:p>
      <text:p text:style-name="바탕글"/>
      <text:p text:style-name="바탕글"><text:span>93. 다음중 징계의 종류에 해당하지 않는 것은?(나)</text:span></text:p>
      <text:p text:style-name="바탕글"><text:span>  가. 해임           나. 직권면직           다. 정직            라. 감봉</text:span></text:p>
      <text:p text:style-name="바탕글"/>
      <text:p text:style-name="바탕글"><text:span>94. 다음중 징계의 효력에 대한 설명중 틀린 것은?(다)</text:span></text:p>
      <text:p text:style-name="바탕글"><text:span>  가. 정직은 1월이상 3월이하의 기간으로 한다.</text:span></text:p>
      <text:p text:style-name="바탕글"><text:span>  나. 정직처분을 받은 자는 그 기간중 직원의 신분은 보유하나 직무에 종사하지 못하며 기본급의 1/3이하를  </text:span><text:span>      감한다.</text:span></text:p>
      <text:p text:style-name="바탕글"><text:span>  다. 감봉은 1월이상 3월이하의 기간으로 하고 기본급의3/10 이하를 감한다.</text:span></text:p>
      <text:p text:style-name="바탕글"><text:span>  라. 견책은 전과에 대하여 훈계하고 회계한다.</text:span></text:p>
      <text:p text:style-name="바탕글"/>
      <text:p text:style-name="바탕글"><text:span>95. 다음의 직원에 대한 징계절차증 바르게 짝지워진 것은?(가)</text:span></text:p>
      <text:p text:style-name="바탕글"><text:span>  가. 직원의 징계의결 - 징계위원회            나. 처장급 이상의 직원의 징계 - 징계위원회</text:span></text:p>
      <text:p text:style-name="바탕글"><text:span>  다. 부장급 이하 징계재심사 - 징계위원회     라. 직원의 징계의결 - 인사위원회</text:span></text:p>
      <text:p text:style-name="바탕글"/>
      <text:p text:style-name="바탕글"><text:span>96. 부장급이하 직원이 위원회의 의결을 거쳐 징계처분 통보를 받은때를 통보받은 날로부터 몇일 이내에 위원</text:span></text:p>
      <text:p text:style-name="바탕글"><text:span>   회에 재심 청구를 할수 있나?(다)</text:span></text:p>
      <text:p text:style-name="바탕글"><text:span>  가. 10일             나. 20일             다. 15일             라. 30일</text:span></text:p>
      <text:p text:style-name="바탕글"/>
      <text:p text:style-name="바탕글"><text:span>97. 부장급이하 직원은 징계처분에 대한 재심의 청구를 몇회에 걸처 할수 있는가?(가)</text:span></text:p>
      <text:p text:style-name="바탕글"><text:span>  가.  1회    </text:span><text:span>  나. 2회         다. 3회</text:span><text:span>       라. 할수없다</text:span></text:p>
      <text:p text:style-name="바탕글"/>
      <text:p text:style-name="바탕글"><text:span>98. 이사장은 위원회의 징계의결이 부적당하다고 인정하는 때에는 얼마의 기한 이내에 위원회의 재심사를 청</text:span></text:p>
      <text:p text:style-name="바탕글"><text:span>   구할수 있는가?(가)</text:span></text:p>
      <text:p text:style-name="바탕글"><text:span>  가. 통보를 받은 날로부터 15일 이내            나. 징계의결이 있는 날로부터 15일 이내</text:span></text:p>
      <text:p text:style-name="바탕글"><text:span>  다. 통보를 받은 날로부터 30일이내             라. 징계의결이 있은 날로부터 30일이내</text:span></text:p>
      <text:p text:style-name="바탕글"/>
      <text:p text:style-name="바탕글"><text:span>99. 위원회는 이사장으로부터 징계의결에 대한 재심청구를 받은 날로부터 몇일 이내로 재심 의결을 하여야 하</text:span></text:p>
      <text:p text:style-name="바탕글"><text:span>   나?(다)</text:span></text:p>
      <text:p text:style-name="바탕글"><text:span>  가. 10일             나. 20일            다. 30일            라. 60일</text:span></text:p>
      <text:p text:style-name="바탕글"/>
      <text:p text:style-name="바탕글"><text:span>100. 다음은 이사장이 직원에 대한 징계의결 요구 및 징계의결 결과에 따른 징계처분을 하여야 하는 사항이다  </text:span><text:span>   아닌 것은?(나)</text:span></text:p>
      <text:p text:style-name="바탕글"><text:span>  가. 제규정에 위반하여 직원본분에 배치되었을 때    </text:span></text:p>
      <text:p text:style-name="바탕글"><text:span>  나. 형사사건으로 기소된자가 금고이상의 유죄판결이 확정된 때</text:span></text:p>
      <text:p text:style-name="바탕글"><text:span>  다. 복무질서를 문란케 하였을 때</text:span></text:p>
      <text:p text:style-name="바탕글"><text:span>  라. 직원의 신분을 망각하고 공단의 체면 또는 위신을 손상시켰을 때</text:span></text:p>
      <text:p text:style-name="바탕글"/>
      <text:p text:style-name="바탕글"><text:span>101. 다음은 이사장이 직원에 대한 징계의결 요구 및 징계의결 결과에 따른 징계처분을 하여야 하는 사항이다.</text:span></text:p>
      <text:p text:style-name="바탕글"><text:span>  아닌 것은?(다)</text:span></text:p>
      <text:p text:style-name="바탕글"><text:span>  가. 직무상 의무를 위반하였을 때                    나. 정당한 사유없이 직무를 태만히 하였을 때</text:span></text:p>
      <text:p text:style-name="바탕글"><text:span>  다. 연속하여 7일이상 무단결근 하였을 때            라. 복무질서를 문란케 하였을 때</text:span></text:p>
      <text:p text:style-name="바탕글"/>
      <text:p text:style-name="바탕글"><text:span>102. 다음은 인사규정에 관한 내용을 기술한 것이다. 틀린 것은?(나)</text:span></text:p>
      <text:p text:style-name="바탕글"><text:span>  가. 국가가 공무원의 징계처분에 대한 일반사면을 시행한 경우에는 공단도 이를 준용하여 적용한다.</text:span></text:p>
      <text:p text:style-name="바탕글"><text:span>  나. 직원은 형의선고 , 징계처분에 의하지 아니하고는 그 의사에 반하여 휴직, 강임, 면직 또는 불이익한 처  </text:span><text:span>     분을 받지 아니한다.</text:span></text:p>
      <text:p text:style-name="바탕글"><text:span>  다. 이사장은 징계의결의 통보를 받은날로부터 15일 이내에 이에 대하여 재심 청구 또는 집행하여야 한다.</text:span></text:p>
      <text:p text:style-name="바탕글"><text:span>  라. 징계의결 요구는 징계사유가 발생한 날로부터 2년이 경과한 때는 이를 행하지 못한다.</text:span></text:p>
      <text:p text:style-name="바탕글"/>
      <text:p text:style-name="바탕글"><text:span>103. 다음은 인사규정에 관한 내용을 기술한 것이다. 틀린 것은?(나)</text:span></text:p>
      <text:p text:style-name="바탕글"><text:span>  가. 감사원, 건설교통부에서 조사중인 사건에 대하여는 조사종료의 통보가 있을 때까지 징계의결의 요구 기</text:span></text:p>
      <text:p text:style-name="바탕글"><text:span>     타 징계 절차를 진행하지 못한다.</text:span></text:p>
      <text:p text:style-name="바탕글"><text:span>  나. 검찰, 경찰 기타 수사기관에서 수사중인 사건에 대하여는 수사 개시의 통보를 받은 날로부터 징계의결의  </text:span><text:span>     요구 기타 징계절차를 진행하지 못한다.</text:span></text:p>
      <text:p text:style-name="바탕글"><text:span>  다. 수사기관 및 감사원, 건설교통부에서 수사 및 조사중인 사건으로 징계절차를 진행하지 못하여 징계사유  </text:span><text:span>     가 발생한 날로부터 2년이 경과 하거나 그 잔여기간이 1월 미만인 경우에는 조사나 수사의 종료의 통보  </text:span><text:span>     를 받는 날로부터 1월이 경과한 날이 징계사유의 시효가 만료되는 것으로 본다.</text:span></text:p>
      <text:p text:style-name="바탕글"><text:span>  라. 위원회의 구성, 징계의결 기타 절차상의 하자나 징계양정의 과다를 이유로 노동위원회 또는 법원에서 징  </text:span><text:span>     계처분의 무효 또는 취소의 결정이나 판결을 한 때에는 징계사유가 발생한 날로부터 2년이 경과 하거나  </text:span><text:span>     그 잔여기간이 3월미만인 경우에도 그 결정 또는 판결이 확정된 날로부터 3월이내에는 다시 징계의결을  </text:span><text:span>     요구할수 있다.</text:span></text:p>
      <text:p text:style-name="바탕글"/>
      <text:p text:style-name="바탕글"><text:span>104. 징계등  처분의 집행이 종료된 날로부터 다음의 기간이 경과한 때에는 인사기록카드 및 관련 대장에 등  </text:span><text:span>    재된 징계등 처분기록을 말소해야 한다, 틀린 것은?(다)</text:span></text:p>
      <text:p text:style-name="바탕글"><text:span>   가. 강임 - 5년      나. 정직 - 4년      다. 감봉 - 2년       라. 주의, 경고 - 1년</text:span></text:p>
      <text:p text:style-name="바탕글"/>
      <text:p text:style-name="바탕글"><text:span>105. 징계등 처분의 집행이 종료된 날로부터 다음의 기간이 경과한 때에는 인사기록카드 및 관련 대장에 등재  </text:span><text:span>   된 징계등 처분기록을 말소해야 한다, 틀린 것은?(나)</text:span></text:p>
      <text:p text:style-name="바탕글"><text:span>   가. 강임 - 5년      나. 정직 - 3년      다. 견책 - 2년       라. 주의, 경고 - 1년</text:span></text:p>
      <text:p text:style-name="바탕글"/>
      <text:p text:style-name="바탕글"><text:span>106. 징계등 처분기록을 말소에 대한 설명중 틀린 것은?(라)</text:span></text:p>
      <text:p text:style-name="바탕글"><text:span>  가. 경고 및 주의는 그 집행이 종료된 날로부터 1년이 경과하면 처분기록을 말소하여야 한다.</text:span></text:p>
      <text:p text:style-name="바탕글"><text:span>  나. 법원에서 징계처분의 무효 또는 취소판결이 확정된 때에는 처분기록을 말소하여야 한다.</text:span></text:p>
      <text:p text:style-name="바탕글"><text:span>  다. 공무원의 징계처분에 대한 국가의 일반사면이 있은 때에는 처분기록을 말소하여야 한다.</text:span></text:p>
      <text:p text:style-name="바탕글"><text:span>  라. 직위해재 처분의 종료일로부터 3년이 경과한 때에는 처분기록을 말소하여야 한다.</text:span></text:p>
      <text:p text:style-name="바탕글"/>
      <text:p text:style-name="바탕글"><text:span>107. 다음은 징계 및 경고, 주의  처분의 기록 말소에 관한 내용이다. 맞는 것은?</text:span></text:p>
      <text:p text:style-name="바탕글"><text:span>  가. </text:span><text:span>“</text:span><text:span>강임</text:span><text:span>”</text:span><text:span>처분의 집행이 종료된 날로부터 3년이 지난날 </text:span><text:span>“</text:span><text:span>경고</text:span><text:span>” </text:span><text:span>처분을 받았으면 경고 처분을 받은 날로부터  </text:span><text:span>      6년이 경과 되어야 강임, 경고 처분이 동시에 전부 말소된다.</text:span></text:p>
      <text:p text:style-name="바탕글"><text:span>  나. 1996년 2월 1일에 </text:span><text:span>“</text:span><text:span>정직 3월</text:span><text:span>” </text:span><text:span>처분받은 자의 징계기록 말소는 1999년 4월 30일이 경과 되어야 한다.</text:span></text:p>
      <text:p text:style-name="바탕글"><text:span>  다. 1994년 12월 1일에 </text:span><text:span>“</text:span><text:span>감봉 2월</text:span><text:span>” </text:span><text:span>처분받은 자의 징계기록 말소는 1999년 11월 30일이 경과 되어야 한다</text:span></text:p>
      <text:p text:style-name="바탕글"><text:span>  라.1994년 12월 1일에 </text:span><text:span>“</text:span><text:span>견책</text:span><text:span>” </text:span><text:span>처분받은 자가 1995년 10월1일에 </text:span><text:span>“</text:span><text:span>경고</text:span><text:span>” </text:span><text:span>처분을 받았으면 견책 처분은 1996년  </text:span><text:span>     11월 30일이 경과 되면 말소되고 경고처분은 1996년 9월 30일이 경과되면 말소된다.</text:span></text:p>
      <text:p text:style-name="바탕글"/>
      <text:p text:style-name="바탕글"><text:span>108. 1994년 12월 1일에 </text:span><text:span>“</text:span><text:span>강임</text:span><text:span>” </text:span><text:span>처분받은 직원이 1995년 12월1일에 </text:span><text:span>“</text:span><text:span>주의</text:span><text:span>” </text:span><text:span>처분을 받았으면 언제 강임 및 주의 </text:span></text:p>
      <text:p text:style-name="바탕글"><text:span>    처분에 대한 기록이 말소 되는가?</text:span></text:p>
      <text:p text:style-name="바탕글"><text:span>  가. 강임 처분은 1999년 1월 31일 경과, 주의 처분은 1997년 11월 30일이 경과 되면 처분기록이 말소된다.</text:span></text:p>
      <text:p text:style-name="바탕글"><text:span>  나. 강임 및 주의처분 모두 1999년 1월 31일이 경과되어야 처분기록이 말소된다.</text:span></text:p>
      <text:p text:style-name="바탕글"><text:span>  다. 강임 및 주의처분 모두 1999년 1월 31일이 경과되어야 처분기록이 말소된다</text:span></text:p>
      <text:p text:style-name="바탕글"><text:span>  라. 강임 및 주의처분 모두 1999년 11월 31일이 경과되어야 처분기록이 말소된다</text:span></text:p>
      <text:p text:style-name="바탕글"><text:span>109. 1994년 2월1일에 </text:span><text:span>“</text:span><text:span>강임</text:span><text:span>” </text:span><text:span>처분받은 직원이 1997년 5월1일에 </text:span><text:span>“</text:span><text:span>정직 3월</text:span><text:span>” </text:span><text:span>처분을 받았으면  강임 및 정직3월 </text:span></text:p>
      <text:p text:style-name="바탕글"><text:span>   처분에 대한 기록이 말소는 언제를 경과하여야 하는가?(라)</text:span></text:p>
      <text:p text:style-name="바탕글"><text:span>  가. 2006년 4월 30일     나. 2006년 7월 31일     다. 2006년 8월 1일      라. 2006년 7월 30일</text:span></text:p>
      <text:p text:style-name="바탕글"><text:span>110. 1994년 2월1일에 </text:span><text:span>“</text:span><text:span>정직3월</text:span><text:span>” </text:span><text:span>처분받은 직원이 1997년 4월1일에 </text:span><text:span>“</text:span><text:span>감봉 2월</text:span><text:span>” </text:span><text:span>처분을 받았으면  강임 및 정직</text:span></text:p>
      <text:p text:style-name="바탕글"><text:span>   3월 및 감봉 2월 처분에 대한 기록이 말소는 언제를 경과하여야 하는가?(나)</text:span></text:p>
      <text:p text:style-name="바탕글"><text:span>  가. 2004년 3월 30일     나. 2004년 5월 31일     다. 2004년 8월 31일     라. 2004년 3월 31일</text:span></text:p>
      <text:p text:style-name="바탕글"/>
      <text:p text:style-name="바탕글"><text:span>111. 별정직 직원의 직무분야에 일반직 상당 계급에 대한 사항중 틀린 것은?(나)</text:span></text:p>
      <text:p text:style-name="바탕글"><text:span>  가. 비상계획업무총괄 - 일반직 2급 상당        나. 간호 - 일반직 5급갑 상당</text:span></text:p>
      <text:p text:style-name="바탕글"><text:span>  다. 영양사 - 일반직 6급 상당                라. 비서 - 일반직 3급 상당</text:span></text:p>
      <text:p text:style-name="바탕글"/>
      <text:p text:style-name="바탕글"><text:span>112. 별정직 직원의 직무분야에 일반직 상당 계급에 관한 사항중 틀린 것은?(나)</text:span></text:p>
      <text:p text:style-name="바탕글"><text:span>  가. 비서 - 일반직 3급 상당                  나. 통역 - 일반직 4급을 상당</text:span></text:p>
      <text:p text:style-name="바탕글"><text:span>  다. 직장예비군 중대장 - 일반직 4급 상당     라. 간호 - 일반직 5급 상당.</text:span></text:p>
      <text:p text:style-name="바탕글"/>
      <text:p text:style-name="바탕글"><text:span>113. 특별임용 직급별 자격기준중 틀린 것은?(라)</text:span></text:p>
      <text:p text:style-name="바탕글"><text:span>  가. 2급 - 예비군 중령이상 군경력자(비상계획실장에 한함)</text:span></text:p>
      <text:p text:style-name="바탕글"><text:span>  나. 2급 - 공무원 5급이상 경력소지자 및 기술사 자격증 소지후 당해분야 3년이상 근무한자</text:span></text:p>
      <text:p text:style-name="바탕글"><text:span>  다. 5급 - 공무원 7급이상 경력소지자 및 기사 1급 자격증을 소지하고 당해분야 3년이상 근무한자</text:span></text:p>
      <text:p text:style-name="바탕글"><text:span>  라. 9급 - 공무원 기능직 10등급이상 경력소지자</text:span></text:p>
      <text:p text:style-name="바탕글"/>
      <text:p text:style-name="바탕글"><text:span>114. 특별임용 직급별 자격기준중 틀린 것은 ?(다)</text:span></text:p>
      <text:p text:style-name="바탕글"><text:span>  가. 3급 - 공무원 6급으로 10년이상 근무자 또는 기능직 5등급 이상 경력소지자 </text:span></text:p>
      <text:p text:style-name="바탕글"><text:span>  나. 6급 - 공무원 8급이상 또는 기능직 8등급 이상 경력 소지자</text:span></text:p>
      <text:p text:style-name="바탕글"><text:span>  다. 8급 - 공무원 고용직 3년이상</text:span></text:p>
      <text:p text:style-name="바탕글"><text:span>  라. 7급 - 공무원 9급 또는 기능직 9등급이상 경력소지자.</text:span></text:p>
      <text:p text:style-name="바탕글"/>
      <text:p text:style-name="바탕글"/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638"><text:span text:style-name="p638-1-1">인사규정 정답</text:span></text:p>
          </table:table-cell>
        </table:table-row>
        <table:table-row>
          <table:table-cell table:style-name="Table-1-2-1" table:number-columns-spanned="1" table:number-rows-spanned="1">
            <text:p text:style-name="Paragraph-639"><text:span>NO</text:span></text:p>
          </table:table-cell>
          <table:table-cell table:style-name="Table-1-2-2" table:number-columns-spanned="1" table:number-rows-spanned="1">
            <text:p text:style-name="Paragraph-640"><text:span>정답(해설)</text:span></text:p>
          </table:table-cell>
        </table:table-row>
        <table:table-row>
          <table:table-cell table:style-name="Table-1-3-1" table:number-columns-spanned="1" table:number-rows-spanned="1">
            <text:p text:style-name="Paragraph-641"><text:span>1</text:span></text:p>
          </table:table-cell>
          <table:table-cell table:style-name="Table-1-3-2" table:number-columns-spanned="1" table:number-rows-spanned="1">
            <text:p text:style-name="Paragraph-642"><text:span> 가 * 직위라 함은</text:span><text:span>→ </text:span><text:span>보직이라 함은</text:span></text:p>
          </table:table-cell>
        </table:table-row>
        <table:table-row>
          <table:table-cell table:style-name="Table-1-4-1" table:number-columns-spanned="1" table:number-rows-spanned="1">
            <text:p text:style-name="Paragraph-643"><text:span>2</text:span></text:p>
          </table:table-cell>
          <table:table-cell table:style-name="Table-1-4-2" table:number-columns-spanned="1" table:number-rows-spanned="1">
            <text:p text:style-name="Paragraph-644"><text:span> 라 * 가. 직급이라 함은</text:span><text:span>→</text:span><text:span>직렬이라 함은, 나. 전보라 함은</text:span><text:span>→</text:span><text:span>전직이라 함은, 다. 보직이라 함은</text:span><text:span>→</text:span><text:span>직위이</text:span></text:p>
            <text:p text:style-name="Paragraph-645"><text:span>      라 함은</text:span></text:p>
          </table:table-cell>
        </table:table-row>
        <table:table-row>
          <table:table-cell table:style-name="Table-1-5-1" table:number-columns-spanned="1" table:number-rows-spanned="1">
            <text:p text:style-name="Paragraph-646"><text:span>3</text:span></text:p>
          </table:table-cell>
          <table:table-cell table:style-name="Table-1-5-2" table:number-columns-spanned="1" table:number-rows-spanned="1">
            <text:p text:style-name="Paragraph-647"><text:span> 가 * 동일직급</text:span><text:span>→</text:span><text:span>하위직급</text:span></text:p>
          </table:table-cell>
        </table:table-row>
        <table:table-row>
          <table:table-cell table:style-name="Table-1-6-1" table:number-columns-spanned="1" table:number-rows-spanned="1">
            <text:p text:style-name="Paragraph-648"><text:span>4</text:span></text:p>
          </table:table-cell>
          <table:table-cell table:style-name="Table-1-6-2" table:number-columns-spanned="1" table:number-rows-spanned="1">
            <text:p text:style-name="Paragraph-649"><text:span> 라 * 전직이라 함은</text:span><text:span>→</text:span><text:span>전보라 함은</text:span></text:p>
          </table:table-cell>
        </table:table-row>
        <table:table-row>
          <table:table-cell table:style-name="Table-1-7-1" table:number-columns-spanned="1" table:number-rows-spanned="1">
            <text:p text:style-name="Paragraph-650"><text:span>5</text:span></text:p>
          </table:table-cell>
          <table:table-cell table:style-name="Table-1-7-2" table:number-columns-spanned="1" table:number-rows-spanned="1">
            <text:p text:style-name="Paragraph-651"><text:span> 가 * 공단발전에 기여하는 인재를 확보함을 목적으로 한다</text:span><text:span>→</text:span><text:span>합리적이고 능률적인 직무를 수행케함을 </text:span></text:p>
            <text:p text:style-name="Paragraph-652"><text:span>      목적으로 한다, 라.임용권의 일부를 위임받아 행한부서장은 지체없이 이사장에게 보고하여야 하다</text:span></text:p>
            <text:p text:style-name="Paragraph-653"><text:span>      (시행내규의 내용)</text:span></text:p>
          </table:table-cell>
        </table:table-row>
        <table:table-row>
          <table:table-cell table:style-name="Table-1-8-1" table:number-columns-spanned="1" table:number-rows-spanned="1">
            <text:p text:style-name="Paragraph-654"><text:span>6</text:span></text:p>
          </table:table-cell>
          <table:table-cell table:style-name="Table-1-8-2" table:number-columns-spanned="1" table:number-rows-spanned="1">
            <text:p text:style-name="Paragraph-655"><text:span> 나</text:span></text:p>
          </table:table-cell>
        </table:table-row>
        <table:table-row>
          <table:table-cell table:style-name="Table-1-9-1" table:number-columns-spanned="1" table:number-rows-spanned="1">
            <text:p text:style-name="Paragraph-656"><text:span>7</text:span></text:p>
          </table:table-cell>
          <table:table-cell table:style-name="Table-1-9-2" table:number-columns-spanned="1" table:number-rows-spanned="1">
            <text:p text:style-name="Paragraph-657"><text:span> 라</text:span></text:p>
          </table:table-cell>
        </table:table-row>
        <table:table-row>
          <table:table-cell table:style-name="Table-1-10-1" table:number-columns-spanned="1" table:number-rows-spanned="1">
            <text:p text:style-name="Paragraph-658"><text:span>8</text:span></text:p>
          </table:table-cell>
          <table:table-cell table:style-name="Table-1-10-2" table:number-columns-spanned="1" table:number-rows-spanned="1">
            <text:p text:style-name="Paragraph-659"><text:span> 다</text:span></text:p>
          </table:table-cell>
        </table:table-row>
        <table:table-row>
          <table:table-cell table:style-name="Table-1-11-1" table:number-columns-spanned="1" table:number-rows-spanned="1">
            <text:p text:style-name="Paragraph-660"><text:span>9</text:span></text:p>
          </table:table-cell>
          <table:table-cell table:style-name="Table-1-11-2" table:number-columns-spanned="1" table:number-rows-spanned="1">
            <text:p text:style-name="Paragraph-661"><text:span> 가 * 직종별</text:span><text:span>→</text:span><text:span>직열별</text:span></text:p>
          </table:table-cell>
        </table:table-row>
        <table:table-row>
          <table:table-cell table:style-name="Table-1-12-1" table:number-columns-spanned="1" table:number-rows-spanned="1">
            <text:p text:style-name="Paragraph-662"><text:span>10</text:span></text:p>
          </table:table-cell>
          <table:table-cell table:style-name="Table-1-12-2" table:number-columns-spanned="1" table:number-rows-spanned="1">
            <text:p text:style-name="Paragraph-663"><text:span> 나 * 5인이상 8인이하</text:span><text:span>→5</text:span><text:span>인이상 7인이하</text:span></text:p>
          </table:table-cell>
        </table:table-row>
        <table:table-row>
          <table:table-cell table:style-name="Table-1-13-1" table:number-columns-spanned="1" table:number-rows-spanned="1">
            <text:p text:style-name="Paragraph-664"><text:span>11</text:span></text:p>
          </table:table-cell>
          <table:table-cell table:style-name="Table-1-13-2" table:number-columns-spanned="1" table:number-rows-spanned="1">
            <text:p text:style-name="Paragraph-665"><text:span> 라</text:span></text:p>
          </table:table-cell>
        </table:table-row>
        <table:table-row>
          <table:table-cell table:style-name="Table-1-14-1" table:number-columns-spanned="1" table:number-rows-spanned="1">
            <text:p text:style-name="Paragraph-666"><text:span>12</text:span></text:p>
          </table:table-cell>
          <table:table-cell table:style-name="Table-1-14-2" table:number-columns-spanned="1" table:number-rows-spanned="1">
            <text:p text:style-name="Paragraph-667"><text:span> 다 * 과장급 이상</text:span><text:span>→3</text:span><text:span>급 이상</text:span></text:p>
          </table:table-cell>
        </table:table-row>
        <table:table-row>
          <table:table-cell table:style-name="Table-1-15-1" table:number-columns-spanned="1" table:number-rows-spanned="1">
            <text:p text:style-name="Paragraph-668"><text:span>13</text:span></text:p>
          </table:table-cell>
          <table:table-cell table:style-name="Table-1-15-2" table:number-columns-spanned="1" table:number-rows-spanned="1">
            <text:p text:style-name="Paragraph-669"><text:span> 가 * 부위원장은</text:span><text:span>→</text:span><text:span>임원을 제외한 위원은</text:span></text:p>
          </table:table-cell>
        </table:table-row>
        <table:table-row>
          <table:table-cell table:style-name="Table-1-16-1" table:number-columns-spanned="1" table:number-rows-spanned="1">
            <text:p text:style-name="Paragraph-670"><text:span>14</text:span></text:p>
          </table:table-cell>
          <table:table-cell table:style-name="Table-1-16-2" table:number-columns-spanned="1" table:number-rows-spanned="1">
            <text:p text:style-name="Paragraph-671"><text:span> 가 * 부위원장은</text:span><text:span>→</text:span><text:span>임원을 제외한 위원은</text:span></text:p>
          </table:table-cell>
        </table:table-row>
        <table:table-row>
          <table:table-cell table:style-name="Table-1-17-1" table:number-columns-spanned="1" table:number-rows-spanned="1">
            <text:p text:style-name="Paragraph-672"><text:span>15</text:span></text:p>
          </table:table-cell>
          <table:table-cell table:style-name="Table-1-17-2" table:number-columns-spanned="1" table:number-rows-spanned="1">
            <text:p text:style-name="Paragraph-673"><text:span> 라 * 이사전원, 감사는 이사가 아님</text:span></text:p>
          </table:table-cell>
        </table:table-row>
        <table:table-row>
          <table:table-cell table:style-name="Table-1-18-1" table:number-columns-spanned="1" table:number-rows-spanned="1">
            <text:p text:style-name="Paragraph-674"><text:span>16</text:span></text:p>
          </table:table-cell>
          <table:table-cell table:style-name="Table-1-18-2" table:number-columns-spanned="1" table:number-rows-spanned="1">
            <text:p text:style-name="Paragraph-675"><text:span> 나 * 인사부장은 인사위원회의 간사임</text:span></text:p>
          </table:table-cell>
        </table:table-row>
        <table:table-row>
          <table:table-cell table:style-name="Table-1-19-1" table:number-columns-spanned="1" table:number-rows-spanned="1">
            <text:p text:style-name="Paragraph-676"><text:span>17</text:span></text:p>
          </table:table-cell>
          <table:table-cell table:style-name="Table-1-19-2" table:number-columns-spanned="1" table:number-rows-spanned="1">
            <text:p text:style-name="Paragraph-677"><text:span> 라 * 이사장과 감사의 요구</text:span><text:span>→</text:span><text:span>이사장의 요구</text:span></text:p>
          </table:table-cell>
        </table:table-row>
        <table:table-row>
          <table:table-cell table:style-name="Table-1-20-1" table:number-columns-spanned="1" table:number-rows-spanned="1">
            <text:p text:style-name="Paragraph-678"><text:span>18</text:span></text:p>
          </table:table-cell>
          <table:table-cell table:style-name="Table-1-20-2" table:number-columns-spanned="1" table:number-rows-spanned="1">
            <text:p text:style-name="Paragraph-679"><text:span> 가 * 위원장은 부이사장이</text:span><text:span>→</text:span><text:span>위원장은 인사담당이사(기획이사)가</text:span></text:p>
          </table:table-cell>
        </table:table-row>
        <table:table-row>
          <table:table-cell table:style-name="Table-1-21-1" table:number-columns-spanned="1" table:number-rows-spanned="1">
            <text:p text:style-name="Paragraph-680"><text:span>19</text:span></text:p>
          </table:table-cell>
          <table:table-cell table:style-name="Table-1-21-2" table:number-columns-spanned="1" table:number-rows-spanned="1">
            <text:p text:style-name="Paragraph-681"><text:span> 가</text:span></text:p>
          </table:table-cell>
        </table:table-row>
        <table:table-row>
          <table:table-cell table:style-name="Table-1-22-1" table:number-columns-spanned="1" table:number-rows-spanned="1">
            <text:p text:style-name="Paragraph-682"><text:span>20</text:span></text:p>
          </table:table-cell>
          <table:table-cell table:style-name="Table-1-22-2" table:number-columns-spanned="1" table:number-rows-spanned="1">
            <text:p text:style-name="Paragraph-683"><text:span> 라</text:span></text:p>
          </table:table-cell>
        </table:table-row>
        <table:table-row>
          <table:table-cell table:style-name="Table-1-23-1" table:number-columns-spanned="1" table:number-rows-spanned="1">
            <text:p text:style-name="Paragraph-684"><text:span>21</text:span></text:p>
          </table:table-cell>
          <table:table-cell table:style-name="Table-1-23-2" table:number-columns-spanned="1" table:number-rows-spanned="1">
            <text:p text:style-name="Paragraph-685"><text:span> 라</text:span></text:p>
          </table:table-cell>
        </table:table-row>
        <table:table-row>
          <table:table-cell table:style-name="Table-1-24-1" table:number-columns-spanned="1" table:number-rows-spanned="1">
            <text:p text:style-name="Paragraph-686"><text:span>22</text:span></text:p>
          </table:table-cell>
          <table:table-cell table:style-name="Table-1-24-2" table:number-columns-spanned="1" table:number-rows-spanned="1">
            <text:p text:style-name="Paragraph-687"><text:span> 라 * 3개월이상</text:span><text:span>→6</text:span><text:span>개월이상</text:span></text:p>
          </table:table-cell>
        </table:table-row>
        <table:table-row>
          <table:table-cell table:style-name="Table-1-25-1" table:number-columns-spanned="1" table:number-rows-spanned="1">
            <text:p text:style-name="Paragraph-688"><text:span>23</text:span></text:p>
          </table:table-cell>
          <table:table-cell table:style-name="Table-1-25-2" table:number-columns-spanned="1" table:number-rows-spanned="1">
            <text:p text:style-name="Paragraph-689"><text:span> 다</text:span></text:p>
          </table:table-cell>
        </table:table-row>
        <table:table-row>
          <table:table-cell table:style-name="Table-1-26-1" table:number-columns-spanned="1" table:number-rows-spanned="1">
            <text:p text:style-name="Paragraph-690"><text:span>24</text:span></text:p>
          </table:table-cell>
          <table:table-cell table:style-name="Table-1-26-2" table:number-columns-spanned="1" table:number-rows-spanned="1">
            <text:p text:style-name="Paragraph-691"><text:span> 다 * 3개월이상</text:span><text:span>→6</text:span><text:span>개월이상</text:span></text:p>
          </table:table-cell>
        </table:table-row>
        <table:table-row>
          <table:table-cell table:style-name="Table-1-27-1" table:number-columns-spanned="1" table:number-rows-spanned="1">
            <text:p text:style-name="Paragraph-692"><text:span>25</text:span></text:p>
          </table:table-cell>
          <table:table-cell table:style-name="Table-1-27-2" table:number-columns-spanned="1" table:number-rows-spanned="1">
            <text:p text:style-name="Paragraph-693"><text:span> 라</text:span></text:p>
          </table:table-cell>
        </table:table-row>
        <table:table-row>
          <table:table-cell table:style-name="Table-1-28-1" table:number-columns-spanned="1" table:number-rows-spanned="1">
            <text:p text:style-name="Paragraph-694"><text:span>26</text:span></text:p>
          </table:table-cell>
          <table:table-cell table:style-name="Table-1-28-2" table:number-columns-spanned="1" table:number-rows-spanned="1">
            <text:p text:style-name="Paragraph-695"><text:span> 다 * 3년이내</text:span><text:span>→2</text:span><text:span>년이내, 가.2년이상이므로 3년이상은 당연히 해당됨</text:span></text:p>
          </table:table-cell>
        </table:table-row>
        <table:table-row>
          <table:table-cell table:style-name="Table-1-29-1" table:number-columns-spanned="1" table:number-rows-spanned="1">
            <text:p text:style-name="Paragraph-696"><text:span>27</text:span></text:p>
          </table:table-cell>
          <table:table-cell table:style-name="Table-1-29-2" table:number-columns-spanned="1" table:number-rows-spanned="1">
            <text:p text:style-name="Paragraph-697"><text:span> 라 * 연구실적이 2년</text:span><text:span>→</text:span><text:span>연구실적이 3년</text:span></text:p>
          </table:table-cell>
        </table:table-row>
        <table:table-row>
          <table:table-cell table:style-name="Table-1-30-1" table:number-columns-spanned="1" table:number-rows-spanned="1">
            <text:p text:style-name="Paragraph-698"><text:span>28</text:span></text:p>
          </table:table-cell>
          <table:table-cell table:style-name="Table-1-30-2" table:number-columns-spanned="1" table:number-rows-spanned="1">
            <text:p text:style-name="Paragraph-699"><text:span> 다 * 35세이하</text:span><text:span>→40</text:span><text:span>세이하</text:span></text:p>
          </table:table-cell>
        </table:table-row>
        <table:table-row>
          <table:table-cell table:style-name="Table-1-31-1" table:number-columns-spanned="1" table:number-rows-spanned="1">
            <text:p text:style-name="Paragraph-700"><text:span>29</text:span></text:p>
          </table:table-cell>
          <table:table-cell table:style-name="Table-1-31-2" table:number-columns-spanned="1" table:number-rows-spanned="1">
            <text:p text:style-name="Paragraph-701"><text:span> 라 * 해당직급의 정년범위내의 연령으로 한다</text:span><text:span>→</text:span><text:span>지급별 신규임용의 연령제한에 의한다</text:span></text:p>
          </table:table-cell>
        </table:table-row>
        <table:table-row>
          <table:table-cell table:style-name="Table-1-32-1" table:number-columns-spanned="1" table:number-rows-spanned="1">
            <text:p text:style-name="Paragraph-702"><text:span>30</text:span></text:p>
          </table:table-cell>
          <table:table-cell table:style-name="Table-1-32-2" table:number-columns-spanned="1" table:number-rows-spanned="1">
            <text:p text:style-name="Paragraph-703"><text:span> 라 * 해당직급의정년범위내의 연령으로 해당직급별 신규임용의 연령제한에 의한다</text:span></text:p>
          </table:table-cell>
        </table:table-row>
        <table:table-row>
          <table:table-cell table:style-name="Table-1-33-1" table:number-columns-spanned="1" table:number-rows-spanned="1">
            <text:p text:style-name="Paragraph-704"><text:span>31</text:span></text:p>
          </table:table-cell>
          <table:table-cell table:style-name="Table-1-33-2" table:number-columns-spanned="1" table:number-rows-spanned="1">
            <text:p text:style-name="Paragraph-705"><text:span> 라 * 퇴직한 직원을 퇴직한 날로부터 2년이내에 재임용하는 경우와 별정직 및 고용직으로 임용하는 </text:span></text:p>
            <text:p text:style-name="Paragraph-706"><text:span>      경우 그리고 다른 법령의 규정에 의하여 특별 임용하는 경우에는 단서조항으로 그러하지 아니하</text:span></text:p>
            <text:p text:style-name="Paragraph-707"><text:span>      다</text:span></text:p>
          </table:table-cell>
        </table:table-row>
        <table:table-row>
          <table:table-cell table:style-name="Table-1-34-1" table:number-columns-spanned="1" table:number-rows-spanned="1">
            <text:p text:style-name="Paragraph-708"><text:span>32</text:span></text:p>
          </table:table-cell>
          <table:table-cell table:style-name="Table-1-34-2" table:number-columns-spanned="1" table:number-rows-spanned="1">
            <text:p text:style-name="Paragraph-709"><text:span> 다</text:span></text:p>
          </table:table-cell>
        </table:table-row>
        <table:table-row>
          <table:table-cell table:style-name="Table-1-35-1" table:number-columns-spanned="1" table:number-rows-spanned="1">
            <text:p text:style-name="Paragraph-710"><text:span>33</text:span></text:p>
          </table:table-cell>
          <table:table-cell table:style-name="Table-1-35-2" table:number-columns-spanned="1" table:number-rows-spanned="1">
            <text:p text:style-name="Paragraph-711"><text:span> 라 * 본문의 내용중-파산자로서 복권이 되지아니한 경우만 결격사유에 해당된 면직시킬수 있다</text:span><text:span>→</text:span><text:span>직원</text:span></text:p>
            <text:p text:style-name="Paragraph-712"><text:span>     으로임용할수 없는 결격사유는 전부해당됨을 유의 </text:span></text:p>
          </table:table-cell>
        </table:table-row>
        <table:table-row>
          <table:table-cell table:style-name="Table-1-36-1" table:number-columns-spanned="1" table:number-rows-spanned="1">
            <text:p text:style-name="Paragraph-713"><text:span>34</text:span></text:p>
          </table:table-cell>
          <table:table-cell table:style-name="Table-1-36-2" table:number-columns-spanned="1" table:number-rows-spanned="1">
            <text:p text:style-name="Paragraph-714"><text:span> 나 * 임용전 교육기간을 포함하지않는다</text:span><text:span>→</text:span><text:span>임용전 교육기간을 포함한다</text:span></text:p>
          </table:table-cell>
        </table:table-row>
        <table:table-row>
          <table:table-cell table:style-name="Table-1-37-1" table:number-columns-spanned="1" table:number-rows-spanned="1">
            <text:p text:style-name="Paragraph-715"><text:span>35</text:span></text:p>
          </table:table-cell>
          <table:table-cell table:style-name="Table-1-37-2" table:number-columns-spanned="1" table:number-rows-spanned="1">
            <text:p text:style-name="Paragraph-716"><text:span> 나  3년</text:span><text:span>→2</text:span><text:span>년</text:span></text:p>
          </table:table-cell>
        </table:table-row>
        <table:table-row>
          <table:table-cell table:style-name="Table-1-38-1" table:number-columns-spanned="1" table:number-rows-spanned="1">
            <text:p text:style-name="Paragraph-717"><text:span>36</text:span></text:p>
          </table:table-cell>
          <table:table-cell table:style-name="Table-1-38-2" table:number-columns-spanned="1" table:number-rows-spanned="1">
            <text:p text:style-name="Paragraph-718"><text:span> 리 * 파산자로서 복권이되지아니한 경우만 결격사유에 해당됨</text:span></text:p>
          </table:table-cell>
        </table:table-row>
        <table:table-row>
          <table:table-cell table:style-name="Table-1-39-1" table:number-columns-spanned="1" table:number-rows-spanned="1">
            <text:p text:style-name="Paragraph-719"><text:span>37</text:span></text:p>
          </table:table-cell>
          <table:table-cell table:style-name="Table-1-39-2" table:number-columns-spanned="1" table:number-rows-spanned="1">
            <text:p text:style-name="Paragraph-720"><text:span> 다</text:span></text:p>
          </table:table-cell>
        </table:table-row>
        <table:table-row>
          <table:table-cell table:style-name="Table-1-40-1" table:number-columns-spanned="1" table:number-rows-spanned="1">
            <text:p text:style-name="Paragraph-721"><text:span>38</text:span></text:p>
          </table:table-cell>
          <table:table-cell table:style-name="Table-1-40-2" table:number-columns-spanned="1" table:number-rows-spanned="1">
            <text:p text:style-name="Paragraph-722"><text:span> 나</text:span></text:p>
          </table:table-cell>
        </table:table-row>
        <table:table-row>
          <table:table-cell table:style-name="Table-1-41-1" table:number-columns-spanned="1" table:number-rows-spanned="1">
            <text:p text:style-name="Paragraph-723"><text:span>39</text:span></text:p>
          </table:table-cell>
          <table:table-cell table:style-name="Table-1-41-2" table:number-columns-spanned="1" table:number-rows-spanned="1">
            <text:p text:style-name="Paragraph-724"><text:span> 다 * 필요에 따라 1년범위내 연장가능</text:span></text:p>
          </table:table-cell>
        </table:table-row>
        <table:table-row>
          <table:table-cell table:style-name="Table-1-42-1" table:number-columns-spanned="1" table:number-rows-spanned="1">
            <text:p text:style-name="Paragraph-725"><text:span>40</text:span></text:p>
          </table:table-cell>
          <table:table-cell table:style-name="Table-1-42-2" table:number-columns-spanned="1" table:number-rows-spanned="1">
            <text:p text:style-name="Paragraph-726"><text:span> 나 * 6월이상 근무실적</text:span><text:span>→1</text:span><text:span>년이상의 근무실적</text:span></text:p>
          </table:table-cell>
        </table:table-row>
        <table:table-row>
          <table:table-cell table:style-name="Table-1-43-1" table:number-columns-spanned="1" table:number-rows-spanned="1">
            <text:p text:style-name="Paragraph-727"><text:span>41</text:span></text:p>
          </table:table-cell>
          <table:table-cell table:style-name="Table-1-43-2" table:number-columns-spanned="1" table:number-rows-spanned="1">
            <text:p text:style-name="Paragraph-728"><text:span> 다 * 결원의 범위내에서 임용</text:span><text:span>→</text:span><text:span>결원의 3배수 범위내에서 임용</text:span></text:p>
          </table:table-cell>
        </table:table-row>
        <table:table-row>
          <table:table-cell table:style-name="Table-1-44-1" table:number-columns-spanned="1" table:number-rows-spanned="1">
            <text:p text:style-name="Paragraph-729"><text:span>42</text:span></text:p>
          </table:table-cell>
          <table:table-cell table:style-name="Table-1-44-2" table:number-columns-spanned="1" table:number-rows-spanned="1">
            <text:p text:style-name="Paragraph-730"><text:span> 라 * 불가피한 사정으로</text:span><text:span>→</text:span><text:span>불가피한 사정이외의 사유로, 라.이경우는 임용후보자 자격을 상실하지않음</text:span></text:p>
          </table:table-cell>
        </table:table-row>
        <table:table-row>
          <table:table-cell table:style-name="Table-1-45-1" table:number-columns-spanned="1" table:number-rows-spanned="1">
            <text:p text:style-name="Paragraph-731"><text:span>43</text:span></text:p>
          </table:table-cell>
          <table:table-cell table:style-name="Table-1-45-2" table:number-columns-spanned="1" table:number-rows-spanned="1">
            <text:p text:style-name="바탕글"><text:span> 가 * 본인의 동의없이</text:span><text:span>→</text:span><text:span>본인의 동의를 얻어</text:span></text:p>
          </table:table-cell>
        </table:table-row>
        <table:table-row>
          <table:table-cell table:style-name="Table-1-46-1" table:number-columns-spanned="1" table:number-rows-spanned="1">
            <text:p text:style-name="Paragraph-733"><text:span>44</text:span></text:p>
          </table:table-cell>
          <table:table-cell table:style-name="Table-1-46-2" table:number-columns-spanned="1" table:number-rows-spanned="1">
            <text:p text:style-name="바탕글"><text:span> 다 * 3개월이내</text:span><text:span>→2</text:span><text:span>개월이내 </text:span></text:p>
          </table:table-cell>
        </table:table-row>
        <table:table-row>
          <table:table-cell table:style-name="Table-1-47-1" table:number-columns-spanned="1" table:number-rows-spanned="1">
            <text:p text:style-name="Paragraph-735"><text:span>45</text:span></text:p>
          </table:table-cell>
          <table:table-cell table:style-name="Table-1-47-2" table:number-columns-spanned="1" table:number-rows-spanned="1">
            <text:p text:style-name="바탕글"><text:span> 나 </text:span></text:p>
          </table:table-cell>
        </table:table-row>
      </table:table>
      <text:p text:style-name="바탕글"/>
      <table:table table:style-name="Table-2">
        <table:table-column table:number-columns-repeated="2"/>
        <table:table-row>
          <table:table-cell table:style-name="Table-2-1-1" table:number-columns-spanned="1" table:number-rows-spanned="1">
            <text:p text:style-name="Paragraph-738"><text:span>46</text:span></text:p>
          </table:table-cell>
          <table:table-cell table:style-name="Table-2-1-2" table:number-columns-spanned="1" table:number-rows-spanned="1">
            <text:p text:style-name="바탕글"><text:span> 다</text:span></text:p>
          </table:table-cell>
        </table:table-row>
        <table:table-row>
          <table:table-cell table:style-name="Table-2-2-1" table:number-columns-spanned="1" table:number-rows-spanned="1">
            <text:p text:style-name="Paragraph-740"><text:span>47</text:span></text:p>
          </table:table-cell>
          <table:table-cell table:style-name="Table-2-2-2" table:number-columns-spanned="1" table:number-rows-spanned="1">
            <text:p text:style-name="Paragraph-741"><text:span> 나 * 다른 법령의규정에의하여 특별임용할 때에는(</text:span><text:span>×)</text:span><text:span>→</text:span><text:span>다른법령의 규정에의하여 특별임용할 때에는 </text:span></text:p>
            <text:p text:style-name="Paragraph-742"><text:span>      예외임</text:span></text:p>
          </table:table-cell>
        </table:table-row>
        <table:table-row>
          <table:table-cell table:style-name="Table-2-3-1" table:number-columns-spanned="1" table:number-rows-spanned="1">
            <text:p text:style-name="Paragraph-743"><text:span>48</text:span></text:p>
          </table:table-cell>
          <table:table-cell table:style-name="Table-2-3-2" table:number-columns-spanned="1" table:number-rows-spanned="1">
            <text:p text:style-name="Paragraph-744"><text:span> 라 * 그최초 직위에임용된 날로부터 1년이내에는 다른직위에 임용될수 없다</text:span></text:p>
          </table:table-cell>
        </table:table-row>
        <table:table-row>
          <table:table-cell table:style-name="Table-2-4-1" table:number-columns-spanned="1" table:number-rows-spanned="1">
            <text:p text:style-name="Paragraph-745"><text:span>49</text:span></text:p>
          </table:table-cell>
          <table:table-cell table:style-name="Table-2-4-2" table:number-columns-spanned="1" table:number-rows-spanned="1">
            <text:p text:style-name="Paragraph-746"><text:span> 라 * 전보제한기간에 관계없이 전보할 수 있다</text:span><text:span>→</text:span><text:span>그최초직위에 임용된 날로부터 1년이내에는 다른 직</text:span></text:p>
            <text:p text:style-name="Paragraph-747"><text:span>      위에 임용될수 없다</text:span></text:p>
          </table:table-cell>
        </table:table-row>
        <table:table-row>
          <table:table-cell table:style-name="Table-2-5-1" table:number-columns-spanned="1" table:number-rows-spanned="1">
            <text:p text:style-name="Paragraph-748"><text:span>50</text:span></text:p>
          </table:table-cell>
          <table:table-cell table:style-name="Table-2-5-2" table:number-columns-spanned="1" table:number-rows-spanned="1">
            <text:p text:style-name="Paragraph-749"><text:span> 다 * 수습기간이 경과되어야 전보할수있다</text:span><text:span>→</text:span><text:span>전보제한기간과 관계없이 전보할수 있다</text:span></text:p>
          </table:table-cell>
        </table:table-row>
        <table:table-row>
          <table:table-cell table:style-name="Table-2-6-1" table:number-columns-spanned="1" table:number-rows-spanned="1">
            <text:p text:style-name="Paragraph-750"><text:span>51</text:span></text:p>
          </table:table-cell>
          <table:table-cell table:style-name="Table-2-6-2" table:number-columns-spanned="1" table:number-rows-spanned="1">
            <text:p text:style-name="Paragraph-751"><text:span> 라 * 승진시험에 의하여야한다</text:span></text:p>
          </table:table-cell>
        </table:table-row>
        <table:table-row>
          <table:table-cell table:style-name="Table-2-7-1" table:number-columns-spanned="1" table:number-rows-spanned="1">
            <text:p text:style-name="Paragraph-752"><text:span>52</text:span></text:p>
          </table:table-cell>
          <table:table-cell table:style-name="Table-2-7-2" table:number-columns-spanned="1" table:number-rows-spanned="1">
            <text:p text:style-name="Paragraph-753"><text:span> 나 * 3개월이상</text:span><text:span>→6</text:span><text:span>개월이상</text:span></text:p>
          </table:table-cell>
        </table:table-row>
        <table:table-row>
          <table:table-cell table:style-name="Table-2-8-1" table:number-columns-spanned="1" table:number-rows-spanned="1">
            <text:p text:style-name="Paragraph-754"><text:span>53</text:span></text:p>
          </table:table-cell>
          <table:table-cell table:style-name="Table-2-8-2" table:number-columns-spanned="1" table:number-rows-spanned="1">
            <text:p text:style-name="Paragraph-755"><text:span> 다</text:span></text:p>
          </table:table-cell>
        </table:table-row>
        <table:table-row>
          <table:table-cell table:style-name="Table-2-9-1" table:number-columns-spanned="1" table:number-rows-spanned="1">
            <text:p text:style-name="Paragraph-756"><text:span>54</text:span></text:p>
          </table:table-cell>
          <table:table-cell table:style-name="Table-2-9-2" table:number-columns-spanned="1" table:number-rows-spanned="1">
            <text:p text:style-name="Paragraph-757"><text:span> 라 * 6개월이내</text:span><text:span>→3</text:span><text:span>개월이내</text:span></text:p>
          </table:table-cell>
        </table:table-row>
        <table:table-row>
          <table:table-cell table:style-name="Table-2-10-1" table:number-columns-spanned="1" table:number-rows-spanned="1">
            <text:p text:style-name="Paragraph-758"><text:span>55</text:span></text:p>
          </table:table-cell>
          <table:table-cell table:style-name="Table-2-10-2" table:number-columns-spanned="1" table:number-rows-spanned="1">
            <text:p text:style-name="Paragraph-759"><text:span> 라 * 6개월이내</text:span><text:span>→3</text:span><text:span>개월이내</text:span></text:p>
          </table:table-cell>
        </table:table-row>
        <table:table-row>
          <table:table-cell table:style-name="Table-2-11-1" table:number-columns-spanned="1" table:number-rows-spanned="1">
            <text:p text:style-name="Paragraph-760"><text:span>56</text:span></text:p>
          </table:table-cell>
          <table:table-cell table:style-name="Table-2-11-2" table:number-columns-spanned="1" table:number-rows-spanned="1">
            <text:p text:style-name="Paragraph-761"><text:span> 다 * 1년 6월</text:span><text:span>→1</text:span><text:span>년 3월</text:span></text:p>
          </table:table-cell>
        </table:table-row>
        <table:table-row>
          <table:table-cell table:style-name="Table-2-12-1" table:number-columns-spanned="1" table:number-rows-spanned="1">
            <text:p text:style-name="Paragraph-762"><text:span>57</text:span></text:p>
          </table:table-cell>
          <table:table-cell table:style-name="Table-2-12-2" table:number-columns-spanned="1" table:number-rows-spanned="1">
            <text:p text:style-name="Paragraph-763"><text:span> 나 * 3년</text:span><text:span>→1</text:span><text:span>년 6월</text:span></text:p>
          </table:table-cell>
        </table:table-row>
        <table:table-row>
          <table:table-cell table:style-name="Table-2-13-1" table:number-columns-spanned="1" table:number-rows-spanned="1">
            <text:p text:style-name="Paragraph-764"><text:span>58</text:span></text:p>
          </table:table-cell>
          <table:table-cell table:style-name="Table-2-13-2" table:number-columns-spanned="1" table:number-rows-spanned="1">
            <text:p text:style-name="Paragraph-765"><text:span> 가 * 근무성적평정, 경력평정, 기타능력의 실증에 의한 순위</text:span></text:p>
          </table:table-cell>
        </table:table-row>
        <table:table-row>
          <table:table-cell table:style-name="Table-2-14-1" table:number-columns-spanned="1" table:number-rows-spanned="1">
            <text:p text:style-name="Paragraph-766"><text:span>59</text:span></text:p>
          </table:table-cell>
          <table:table-cell table:style-name="Table-2-14-2" table:number-columns-spanned="1" table:number-rows-spanned="1">
            <text:p text:style-name="Paragraph-767"><text:span> 다 * 5급갑으로의 승진은 1년 6월(</text:span><text:span>×)</text:span><text:span>→5</text:span><text:span>급갑으로의 승진은 1년 3월, 3년경과자는(</text:span><text:span>×)</text:span><text:span>→2</text:span><text:span>년 6월경과자</text:span></text:p>
            <text:p text:style-name="Paragraph-768"><text:span>      는</text:span></text:p>
          </table:table-cell>
        </table:table-row>
        <table:table-row>
          <table:table-cell table:style-name="Table-2-15-1" table:number-columns-spanned="1" table:number-rows-spanned="1">
            <text:p text:style-name="Paragraph-769"><text:span>60</text:span></text:p>
          </table:table-cell>
          <table:table-cell table:style-name="Table-2-15-2" table:number-columns-spanned="1" table:number-rows-spanned="1">
            <text:p text:style-name="Paragraph-770"><text:span> 라 * 일신상의 사정으로 인한 휴직기간은 승진소요년수에 산정되지 않음</text:span></text:p>
          </table:table-cell>
        </table:table-row>
        <table:table-row>
          <table:table-cell table:style-name="Table-2-16-1" table:number-columns-spanned="1" table:number-rows-spanned="1">
            <text:p text:style-name="Paragraph-771"><text:span>61</text:span></text:p>
          </table:table-cell>
          <table:table-cell table:style-name="Table-2-16-2" table:number-columns-spanned="1" table:number-rows-spanned="1">
            <text:p text:style-name="Paragraph-772"><text:span> 라</text:span></text:p>
          </table:table-cell>
        </table:table-row>
        <table:table-row>
          <table:table-cell table:style-name="Table-2-17-1" table:number-columns-spanned="1" table:number-rows-spanned="1">
            <text:p text:style-name="Paragraph-773"><text:span>62</text:span></text:p>
          </table:table-cell>
          <table:table-cell table:style-name="Table-2-17-2" table:number-columns-spanned="1" table:number-rows-spanned="1">
            <text:p text:style-name="Paragraph-774"><text:span> 다 * 1년</text:span><text:span>→1</text:span><text:span>년3개월</text:span></text:p>
          </table:table-cell>
        </table:table-row>
        <table:table-row>
          <table:table-cell table:style-name="Table-2-18-1" table:number-columns-spanned="1" table:number-rows-spanned="1">
            <text:p text:style-name="Paragraph-775"><text:span>63</text:span></text:p>
          </table:table-cell>
          <table:table-cell table:style-name="Table-2-18-2" table:number-columns-spanned="1" table:number-rows-spanned="1">
            <text:p text:style-name="Paragraph-776"><text:span> 다 * 1년3월</text:span><text:span>→1</text:span><text:span>년3월+3월=1년6월(징계에의한 강임처분이 아닌경우는 승진제한대상이 아님)</text:span></text:p>
          </table:table-cell>
        </table:table-row>
        <table:table-row>
          <table:table-cell table:style-name="Table-2-19-1" table:number-columns-spanned="1" table:number-rows-spanned="1">
            <text:p text:style-name="Paragraph-777"><text:span>64</text:span></text:p>
          </table:table-cell>
          <table:table-cell table:style-name="Table-2-19-2" table:number-columns-spanned="1" table:number-rows-spanned="1">
            <text:p text:style-name="Paragraph-778"><text:span> 나 * 병가는 승진제한에 해당되지 않음</text:span></text:p>
          </table:table-cell>
        </table:table-row>
        <table:table-row>
          <table:table-cell table:style-name="Table-2-20-1" table:number-columns-spanned="1" table:number-rows-spanned="1">
            <text:p text:style-name="Paragraph-779"><text:span>65</text:span></text:p>
          </table:table-cell>
          <table:table-cell table:style-name="Table-2-20-2" table:number-columns-spanned="1" table:number-rows-spanned="1">
            <text:p text:style-name="Paragraph-780"><text:span> 다</text:span></text:p>
          </table:table-cell>
        </table:table-row>
        <table:table-row>
          <table:table-cell table:style-name="Table-2-21-1" table:number-columns-spanned="1" table:number-rows-spanned="1">
            <text:p text:style-name="Paragraph-781"><text:span>66 </text:span></text:p>
          </table:table-cell>
          <table:table-cell table:style-name="Table-2-21-2" table:number-columns-spanned="1" table:number-rows-spanned="1">
            <text:p text:style-name="Paragraph-782"><text:span> 다</text:span></text:p>
          </table:table-cell>
        </table:table-row>
        <table:table-row>
          <table:table-cell table:style-name="Table-2-22-1" table:number-columns-spanned="1" table:number-rows-spanned="1">
            <text:p text:style-name="Paragraph-783"><text:span>67</text:span></text:p>
          </table:table-cell>
          <table:table-cell table:style-name="Table-2-22-2" table:number-columns-spanned="1" table:number-rows-spanned="1">
            <text:p text:style-name="Paragraph-784"><text:span> 나 * 교육원장</text:span><text:span>→</text:span><text:span>인사담당이사=기획이사</text:span></text:p>
          </table:table-cell>
        </table:table-row>
        <table:table-row>
          <table:table-cell table:style-name="Table-2-23-1" table:number-columns-spanned="1" table:number-rows-spanned="1">
            <text:p text:style-name="Paragraph-785"><text:span>68</text:span></text:p>
          </table:table-cell>
          <table:table-cell table:style-name="Table-2-23-2" table:number-columns-spanned="1" table:number-rows-spanned="1">
            <text:p text:style-name="Paragraph-786"><text:span> 라</text:span></text:p>
          </table:table-cell>
        </table:table-row>
        <table:table-row>
          <table:table-cell table:style-name="Table-2-24-1" table:number-columns-spanned="1" table:number-rows-spanned="1">
            <text:p text:style-name="Paragraph-787"><text:span>69</text:span></text:p>
          </table:table-cell>
          <table:table-cell table:style-name="Table-2-24-2" table:number-columns-spanned="1" table:number-rows-spanned="1">
            <text:p text:style-name="Paragraph-788"><text:span> 라 * 직권면직</text:span></text:p>
          </table:table-cell>
        </table:table-row>
        <table:table-row>
          <table:table-cell table:style-name="Table-2-25-1" table:number-columns-spanned="1" table:number-rows-spanned="1">
            <text:p text:style-name="Paragraph-789"><text:span>70</text:span></text:p>
          </table:table-cell>
          <table:table-cell table:style-name="Table-2-25-2" table:number-columns-spanned="1" table:number-rows-spanned="1">
            <text:p text:style-name="Paragraph-790"><text:span> 라 * 유죄구형을 받을때</text:span><text:span>→</text:span><text:span>유죄판결이 확정된 때</text:span></text:p>
          </table:table-cell>
        </table:table-row>
        <table:table-row>
          <table:table-cell table:style-name="Table-2-26-1" table:number-columns-spanned="1" table:number-rows-spanned="1">
            <text:p text:style-name="Paragraph-791"><text:span>71</text:span></text:p>
          </table:table-cell>
          <table:table-cell table:style-name="Table-2-26-2" table:number-columns-spanned="1" table:number-rows-spanned="1">
            <text:p text:style-name="Paragraph-792"><text:span> 라 * 벌금형이 확정된때</text:span><text:span>→</text:span><text:span>금고이상의 유죄판결이 확정된 때</text:span></text:p>
          </table:table-cell>
        </table:table-row>
        <table:table-row>
          <table:table-cell table:style-name="Table-2-27-1" table:number-columns-spanned="1" table:number-rows-spanned="1">
            <text:p text:style-name="Paragraph-793"><text:span>72</text:span></text:p>
          </table:table-cell>
          <table:table-cell table:style-name="Table-2-27-2" table:number-columns-spanned="1" table:number-rows-spanned="1">
            <text:p text:style-name="Paragraph-794"><text:span> 라 * 연속하여 7일이상</text:span></text:p>
          </table:table-cell>
        </table:table-row>
        <table:table-row>
          <table:table-cell table:style-name="Table-2-28-1" table:number-columns-spanned="1" table:number-rows-spanned="1">
            <text:p text:style-name="Paragraph-795"><text:span>73</text:span></text:p>
          </table:table-cell>
          <table:table-cell table:style-name="Table-2-28-2" table:number-columns-spanned="1" table:number-rows-spanned="1">
            <text:p text:style-name="Paragraph-796"><text:span> 다 * 3월이상</text:span><text:span>→6</text:span><text:span>월이상</text:span></text:p>
          </table:table-cell>
        </table:table-row>
        <table:table-row>
          <table:table-cell table:style-name="Table-2-29-1" table:number-columns-spanned="1" table:number-rows-spanned="1">
            <text:p text:style-name="Paragraph-797"><text:span>74</text:span></text:p>
          </table:table-cell>
          <table:table-cell table:style-name="Table-2-29-2" table:number-columns-spanned="1" table:number-rows-spanned="1">
            <text:p text:style-name="Paragraph-798"><text:span> 라 * 가. 나. 다.항은 직원이 휴직을 원하는 경우에 휴직을 명할수 있음</text:span></text:p>
          </table:table-cell>
        </table:table-row>
        <table:table-row>
          <table:table-cell table:style-name="Table-2-30-1" table:number-columns-spanned="1" table:number-rows-spanned="1">
            <text:p text:style-name="Paragraph-799"><text:span>75</text:span></text:p>
          </table:table-cell>
          <table:table-cell table:style-name="Table-2-30-2" table:number-columns-spanned="1" table:number-rows-spanned="1">
            <text:p text:style-name="Paragraph-800"><text:span> 나 * 포함하지않는</text:span><text:span>→</text:span><text:span>포함하여</text:span></text:p>
          </table:table-cell>
        </table:table-row>
        <table:table-row>
          <table:table-cell table:style-name="Table-2-31-1" table:number-columns-spanned="1" table:number-rows-spanned="1">
            <text:p text:style-name="Paragraph-801"><text:span>76</text:span></text:p>
          </table:table-cell>
          <table:table-cell table:style-name="Table-2-31-2" table:number-columns-spanned="1" table:number-rows-spanned="1">
            <text:p text:style-name="Paragraph-802"><text:span> 라 * 2년이내 2년연장가능</text:span><text:span>→</text:span><text:span>고용기간</text:span></text:p>
          </table:table-cell>
        </table:table-row>
        <table:table-row>
          <table:table-cell table:style-name="Table-2-32-1" table:number-columns-spanned="1" table:number-rows-spanned="1">
            <text:p text:style-name="Paragraph-803"><text:span>77</text:span></text:p>
          </table:table-cell>
          <table:table-cell table:style-name="Table-2-32-2" table:number-columns-spanned="1" table:number-rows-spanned="1">
            <text:p text:style-name="Paragraph-804"><text:span> 다 * 20일이내</text:span><text:span>→30</text:span><text:span>일이내</text:span></text:p>
          </table:table-cell>
        </table:table-row>
        <table:table-row>
          <table:table-cell table:style-name="Table-2-33-1" table:number-columns-spanned="1" table:number-rows-spanned="1">
            <text:p text:style-name="Paragraph-805"><text:span>78</text:span></text:p>
          </table:table-cell>
          <table:table-cell table:style-name="Table-2-33-2" table:number-columns-spanned="1" table:number-rows-spanned="1">
            <text:p text:style-name="Paragraph-806"><text:span> 가</text:span></text:p>
          </table:table-cell>
        </table:table-row>
        <table:table-row>
          <table:table-cell table:style-name="Table-2-34-1" table:number-columns-spanned="1" table:number-rows-spanned="1">
            <text:p text:style-name="Paragraph-807"><text:span>79</text:span></text:p>
          </table:table-cell>
          <table:table-cell table:style-name="Table-2-34-2" table:number-columns-spanned="1" table:number-rows-spanned="1">
            <text:p text:style-name="Paragraph-808"><text:span> 라</text:span></text:p>
          </table:table-cell>
        </table:table-row>
        <table:table-row>
          <table:table-cell table:style-name="Table-2-35-1" table:number-columns-spanned="1" table:number-rows-spanned="1">
            <text:p text:style-name="Paragraph-809"><text:span>80</text:span></text:p>
          </table:table-cell>
          <table:table-cell table:style-name="Table-2-35-2" table:number-columns-spanned="1" table:number-rows-spanned="1">
            <text:p text:style-name="Paragraph-810"><text:span> 가 * 징계가확정된 자</text:span><text:span>→</text:span><text:span>징계의결이 요구중인 자</text:span></text:p>
          </table:table-cell>
        </table:table-row>
        <table:table-row>
          <table:table-cell table:style-name="Table-2-36-1" table:number-columns-spanned="1" table:number-rows-spanned="1">
            <text:p text:style-name="Paragraph-811"><text:span>81</text:span></text:p>
          </table:table-cell>
          <table:table-cell table:style-name="Table-2-36-2" table:number-columns-spanned="1" table:number-rows-spanned="1">
            <text:p text:style-name="Paragraph-812"><text:span> 다</text:span></text:p>
          </table:table-cell>
        </table:table-row>
        <table:table-row>
          <table:table-cell table:style-name="Table-2-37-1" table:number-columns-spanned="1" table:number-rows-spanned="1">
            <text:p text:style-name="Paragraph-813"><text:span>82</text:span></text:p>
          </table:table-cell>
          <table:table-cell table:style-name="Table-2-37-2" table:number-columns-spanned="1" table:number-rows-spanned="1">
            <text:p text:style-name="Paragraph-814"><text:span> 다</text:span></text:p>
          </table:table-cell>
        </table:table-row>
        <table:table-row>
          <table:table-cell table:style-name="Table-2-38-1" table:number-columns-spanned="1" table:number-rows-spanned="1">
            <text:p text:style-name="Paragraph-815"><text:span>83</text:span></text:p>
          </table:table-cell>
          <table:table-cell table:style-name="Table-2-38-2" table:number-columns-spanned="1" table:number-rows-spanned="1">
            <text:p text:style-name="Paragraph-816"><text:span> 다</text:span></text:p>
          </table:table-cell>
        </table:table-row>
        <table:table-row>
          <table:table-cell table:style-name="Table-2-39-1" table:number-columns-spanned="1" table:number-rows-spanned="1">
            <text:p text:style-name="Paragraph-817"><text:span>84</text:span></text:p>
          </table:table-cell>
          <table:table-cell table:style-name="Table-2-39-2" table:number-columns-spanned="1" table:number-rows-spanned="1">
            <text:p text:style-name="Paragraph-818"><text:span> 라 * 직무수행능력이 부족하거나 근무성적이 극히불량한 사유로 직위해제처분을 하여야한다</text:span><text:span>→</text:span><text:span>징계의</text:span></text:p>
            <text:p text:style-name="Paragraph-819"><text:span>      결 요구중인 사유로 직위해제 처분을 하여야한다</text:span></text:p>
          </table:table-cell>
        </table:table-row>
        <table:table-row>
          <table:table-cell table:style-name="Table-2-40-1" table:number-columns-spanned="1" table:number-rows-spanned="1">
            <text:p text:style-name="Paragraph-820"><text:span>85</text:span></text:p>
          </table:table-cell>
          <table:table-cell table:style-name="Table-2-40-2" table:number-columns-spanned="1" table:number-rows-spanned="1">
            <text:p text:style-name="Paragraph-821"><text:span> 가 * 직권으로</text:span><text:span>→</text:span><text:span>본인이 동의한경우에 </text:span></text:p>
          </table:table-cell>
        </table:table-row>
        <table:table-row>
          <table:table-cell table:style-name="Table-2-41-1" table:number-columns-spanned="1" table:number-rows-spanned="1">
            <text:p text:style-name="Paragraph-822"><text:span>86</text:span></text:p>
          </table:table-cell>
          <table:table-cell table:style-name="Table-2-41-2" table:number-columns-spanned="1" table:number-rows-spanned="1">
            <text:p text:style-name="Paragraph-823"><text:span> 다 * 의원면직된다</text:span><text:span>→</text:span><text:span>당연퇴직한다</text:span></text:p>
          </table:table-cell>
        </table:table-row>
        <table:table-row>
          <table:table-cell table:style-name="Table-2-42-1" table:number-columns-spanned="1" table:number-rows-spanned="1">
            <text:p text:style-name="Paragraph-824"><text:span>87</text:span></text:p>
          </table:table-cell>
          <table:table-cell table:style-name="Table-2-42-2" table:number-columns-spanned="1" table:number-rows-spanned="1">
            <text:p text:style-name="Paragraph-825"><text:span> 나 * 상장</text:span><text:span>→</text:span><text:span>표창장</text:span></text:p>
          </table:table-cell>
        </table:table-row>
        <table:table-row>
          <table:table-cell table:style-name="Table-2-43-1" table:number-columns-spanned="1" table:number-rows-spanned="1">
            <text:p text:style-name="Paragraph-826"><text:span>88</text:span></text:p>
          </table:table-cell>
          <table:table-cell table:style-name="Table-2-43-2" table:number-columns-spanned="1" table:number-rows-spanned="1">
            <text:p text:style-name="Paragraph-827"><text:span> 다 * 모범직원상, 공로상, 창안상, 우등상, 협조상, 부서표창</text:span></text:p>
          </table:table-cell>
        </table:table-row>
        <table:table-row>
          <table:table-cell table:style-name="Table-2-44-1" table:number-columns-spanned="1" table:number-rows-spanned="1">
            <text:p text:style-name="Paragraph-828"><text:span>89</text:span></text:p>
          </table:table-cell>
          <table:table-cell table:style-name="Table-2-44-2" table:number-columns-spanned="1" table:number-rows-spanned="1">
            <text:p text:style-name="Paragraph-829"><text:span> 가 * 선발된 월부터</text:span><text:span>→</text:span><text:span>선발된월의 익월부터</text:span></text:p>
          </table:table-cell>
        </table:table-row>
        <table:table-row>
          <table:table-cell table:style-name="Table-2-45-1" table:number-columns-spanned="1" table:number-rows-spanned="1">
            <text:p text:style-name="Paragraph-830"><text:span>90</text:span></text:p>
          </table:table-cell>
          <table:table-cell table:style-name="Table-2-45-2" table:number-columns-spanned="1" table:number-rows-spanned="1">
            <text:p text:style-name="Paragraph-831"><text:span> 가 * 직원으로서 직무에 특히 성실하거나 공단에발전 및 사회에 공헌한 공적이 현저한자에 대하여 운</text:span></text:p>
            <text:p text:style-name="Paragraph-832"><text:span>     선적으로 주어져야 한다</text:span><text:span>→</text:span><text:span>모든직원에게 균등하게 주어져야 한다</text:span></text:p>
          </table:table-cell>
        </table:table-row>
        <table:table-row>
          <table:table-cell table:style-name="Table-2-46-1" table:number-columns-spanned="1" table:number-rows-spanned="1">
            <text:p text:style-name="Paragraph-833"><text:span>91</text:span></text:p>
          </table:table-cell>
          <table:table-cell table:style-name="Table-2-46-2" table:number-columns-spanned="1" table:number-rows-spanned="1">
            <text:p text:style-name="Paragraph-834"><text:span> 라 * 공로상</text:span><text:span>→</text:span><text:span>모범직원상</text:span></text:p>
          </table:table-cell>
        </table:table-row>
        <table:table-row>
          <table:table-cell table:style-name="Table-2-47-1" table:number-columns-spanned="1" table:number-rows-spanned="1">
            <text:p text:style-name="Paragraph-835"><text:span>92</text:span></text:p>
          </table:table-cell>
          <table:table-cell table:style-name="Table-2-47-2" table:number-columns-spanned="1" table:number-rows-spanned="1">
            <text:p text:style-name="Paragraph-836"><text:span> 다 </text:span></text:p>
          </table:table-cell>
        </table:table-row>
        <table:table-row>
          <table:table-cell table:style-name="Table-2-48-1" table:number-columns-spanned="1" table:number-rows-spanned="1">
            <text:p text:style-name="Paragraph-837"><text:span>93</text:span></text:p>
          </table:table-cell>
          <table:table-cell table:style-name="Table-2-48-2" table:number-columns-spanned="1" table:number-rows-spanned="1">
            <text:p text:style-name="Paragraph-838"><text:span> 라</text:span></text:p>
          </table:table-cell>
        </table:table-row>
        <table:table-row>
          <table:table-cell table:style-name="Table-2-49-1" table:number-columns-spanned="1" table:number-rows-spanned="1">
            <text:p text:style-name="Paragraph-839"><text:span>94</text:span></text:p>
          </table:table-cell>
          <table:table-cell table:style-name="Table-2-49-2" table:number-columns-spanned="1" table:number-rows-spanned="1">
            <text:p text:style-name="Paragraph-840"><text:span> 다 * 3/10이하</text:span><text:span>→1/10</text:span><text:span>이하</text:span></text:p>
          </table:table-cell>
        </table:table-row>
      </table:table>
      <text:p text:style-name="바탕글"/>
      <table:table table:style-name="Table-3">
        <table:table-column table:number-columns-repeated="2"/>
        <table:table-row>
          <table:table-cell table:style-name="Table-3-1-1" table:number-columns-spanned="1" table:number-rows-spanned="1">
            <text:p text:style-name="Paragraph-842"><text:span>95</text:span></text:p>
          </table:table-cell>
          <table:table-cell table:style-name="Table-3-1-2" table:number-columns-spanned="1" table:number-rows-spanned="1">
            <text:p text:style-name="Paragraph-843"><text:span> 가 * 나.징계위원회</text:span><text:span>→</text:span><text:span>인사위원회, 다.징계위원회</text:span><text:span>→</text:span><text:span>인사위원회, 라.인사위원회</text:span><text:span>→</text:span><text:span>징계위원회</text:span></text:p>
          </table:table-cell>
        </table:table-row>
        <table:table-row>
          <table:table-cell table:style-name="Table-3-2-1" table:number-columns-spanned="1" table:number-rows-spanned="1">
            <text:p text:style-name="Paragraph-844"><text:span>96</text:span></text:p>
          </table:table-cell>
          <table:table-cell table:style-name="Table-3-2-2" table:number-columns-spanned="1" table:number-rows-spanned="1">
            <text:p text:style-name="Paragraph-845"><text:span> 다 </text:span></text:p>
          </table:table-cell>
        </table:table-row>
        <table:table-row>
          <table:table-cell table:style-name="Table-3-3-1" table:number-columns-spanned="1" table:number-rows-spanned="1">
            <text:p text:style-name="Paragraph-846"><text:span>97</text:span></text:p>
          </table:table-cell>
          <table:table-cell table:style-name="Table-3-3-2" table:number-columns-spanned="1" table:number-rows-spanned="1">
            <text:p text:style-name="Paragraph-847"><text:span> 가</text:span></text:p>
          </table:table-cell>
        </table:table-row>
        <table:table-row>
          <table:table-cell table:style-name="Table-3-4-1" table:number-columns-spanned="1" table:number-rows-spanned="1">
            <text:p text:style-name="Paragraph-848"><text:span>98</text:span></text:p>
          </table:table-cell>
          <table:table-cell table:style-name="Table-3-4-2" table:number-columns-spanned="1" table:number-rows-spanned="1">
            <text:p text:style-name="Paragraph-849"><text:span> 가</text:span></text:p>
          </table:table-cell>
        </table:table-row>
        <table:table-row>
          <table:table-cell table:style-name="Table-3-5-1" table:number-columns-spanned="1" table:number-rows-spanned="1">
            <text:p text:style-name="Paragraph-850"><text:span>99</text:span></text:p>
          </table:table-cell>
          <table:table-cell table:style-name="Table-3-5-2" table:number-columns-spanned="1" table:number-rows-spanned="1">
            <text:p text:style-name="Paragraph-851"><text:span> 다</text:span></text:p>
          </table:table-cell>
        </table:table-row>
        <table:table-row>
          <table:table-cell table:style-name="Table-3-6-1" table:number-columns-spanned="1" table:number-rows-spanned="1">
            <text:p text:style-name="Paragraph-852"><text:span>100</text:span></text:p>
          </table:table-cell>
          <table:table-cell table:style-name="Table-3-6-2" table:number-columns-spanned="1" table:number-rows-spanned="1">
            <text:p text:style-name="Paragraph-853"><text:span> 나 * 직권면직사항임</text:span></text:p>
          </table:table-cell>
        </table:table-row>
        <table:table-row>
          <table:table-cell table:style-name="Table-3-7-1" table:number-columns-spanned="1" table:number-rows-spanned="1">
            <text:p text:style-name="Paragraph-854"><text:span>101</text:span></text:p>
          </table:table-cell>
          <table:table-cell table:style-name="Table-3-7-2" table:number-columns-spanned="1" table:number-rows-spanned="1">
            <text:p text:style-name="Paragraph-855"><text:span> 다 * 직권면직 사항임</text:span></text:p>
          </table:table-cell>
        </table:table-row>
        <table:table-row>
          <table:table-cell table:style-name="Table-3-8-1" table:number-columns-spanned="1" table:number-rows-spanned="1">
            <text:p text:style-name="Paragraph-856"><text:span>102</text:span></text:p>
          </table:table-cell>
          <table:table-cell table:style-name="Table-3-8-2" table:number-columns-spanned="1" table:number-rows-spanned="1">
            <text:p text:style-name="Paragraph-857"><text:span> 나 * 형의선고, 징계처분</text:span><text:span>→</text:span><text:span>형의선고, 징계처분 또는 인사규정이 정하는바</text:span></text:p>
          </table:table-cell>
        </table:table-row>
        <table:table-row>
          <table:table-cell table:style-name="Table-3-9-1" table:number-columns-spanned="1" table:number-rows-spanned="1">
            <text:p text:style-name="Paragraph-858"><text:span>103</text:span></text:p>
          </table:table-cell>
          <table:table-cell table:style-name="Table-3-9-2" table:number-columns-spanned="1" table:number-rows-spanned="1">
            <text:p text:style-name="Paragraph-859"><text:span> 나 * 못한다</text:span><text:span>→</text:span><text:span>아니할수있다</text:span></text:p>
          </table:table-cell>
        </table:table-row>
        <table:table-row>
          <table:table-cell table:style-name="Table-3-10-1" table:number-columns-spanned="1" table:number-rows-spanned="1">
            <text:p text:style-name="Paragraph-860"><text:span>104</text:span></text:p>
          </table:table-cell>
          <table:table-cell table:style-name="Table-3-10-2" table:number-columns-spanned="1" table:number-rows-spanned="1">
            <text:p text:style-name="Paragraph-861"><text:span> 다 * 감봉내지 2년</text:span><text:span>→</text:span><text:span>감봉내지 3년</text:span></text:p>
          </table:table-cell>
        </table:table-row>
        <table:table-row>
          <table:table-cell table:style-name="Table-3-11-1" table:number-columns-spanned="1" table:number-rows-spanned="1">
            <text:p text:style-name="Paragraph-862"><text:span>105</text:span></text:p>
          </table:table-cell>
          <table:table-cell table:style-name="Table-3-11-2" table:number-columns-spanned="1" table:number-rows-spanned="1">
            <text:p text:style-name="Paragraph-863"><text:span> 나 * 정직내지 3년</text:span><text:span>→</text:span><text:span>정직내지 4년</text:span></text:p>
          </table:table-cell>
        </table:table-row>
        <table:table-row>
          <table:table-cell table:style-name="Table-3-12-1" table:number-columns-spanned="1" table:number-rows-spanned="1">
            <text:p text:style-name="Paragraph-864"><text:span>106</text:span></text:p>
          </table:table-cell>
          <table:table-cell table:style-name="Table-3-12-2" table:number-columns-spanned="1" table:number-rows-spanned="1">
            <text:p text:style-name="Paragraph-865"><text:span> 라 * 3년이</text:span><text:span>→2</text:span><text:span>년이</text:span></text:p>
          </table:table-cell>
        </table:table-row>
        <table:table-row>
          <table:table-cell table:style-name="Table-3-13-1" table:number-columns-spanned="1" table:number-rows-spanned="1">
            <text:p text:style-name="Paragraph-866"><text:span>107</text:span></text:p>
          </table:table-cell>
          <table:table-cell table:style-name="Table-3-13-2" table:number-columns-spanned="1" table:number-rows-spanned="1">
            <text:p text:style-name="Paragraph-867"><text:span> 가 * 강임 5년=경고 및 주의 1년, 나. 집행이종료된날(1996년 4월 30일)로부터 4년경과</text:span><text:span>→2000</text:span><text:span>년 4월 30</text:span></text:p>
            <text:p text:style-name="Paragraph-868"><text:span>      일이 경과, 다. 집행이 종료된날(1995년 1월 31일)로부터 3년경과</text:span><text:span>→1998</text:span><text:span>년 1월 31일이 경과, </text:span></text:p>
            <text:p text:style-name="Paragraph-869"><text:span>      라. 1995년 10월 1일을 기준으로 견책2년 경고1년을 합산한기간이 경과</text:span><text:span>→1998</text:span><text:span>년 9월 30일이 경과</text:span></text:p>
          </table:table-cell>
        </table:table-row>
        <table:table-row>
          <table:table-cell table:style-name="Table-3-14-1" table:number-columns-spanned="1" table:number-rows-spanned="1">
            <text:p text:style-name="Paragraph-870"><text:span>108</text:span></text:p>
          </table:table-cell>
          <table:table-cell table:style-name="Table-3-14-2" table:number-columns-spanned="1" table:number-rows-spanned="1">
            <text:p text:style-name="Paragraph-871"><text:span> 라 * 강임5년+주의1년은 6년경과</text:span></text:p>
          </table:table-cell>
        </table:table-row>
        <table:table-row>
          <table:table-cell table:style-name="Table-3-15-1" table:number-columns-spanned="1" table:number-rows-spanned="1">
            <text:p text:style-name="Paragraph-872"><text:span>109</text:span></text:p>
          </table:table-cell>
          <table:table-cell table:style-name="Table-3-15-2" table:number-columns-spanned="1" table:number-rows-spanned="1">
            <text:p text:style-name="Paragraph-873"><text:span> 라 * 강임5년+정직4년+3월은=9년 3월경과</text:span></text:p>
          </table:table-cell>
        </table:table-row>
        <table:table-row>
          <table:table-cell table:style-name="Table-3-16-1" table:number-columns-spanned="1" table:number-rows-spanned="1">
            <text:p text:style-name="Paragraph-874"><text:span>110</text:span></text:p>
          </table:table-cell>
          <table:table-cell table:style-name="Table-3-16-2" table:number-columns-spanned="1" table:number-rows-spanned="1">
            <text:p text:style-name="Paragraph-875"><text:span> 나 * 정직4년+감봉3년+2월=7년 2월경과</text:span></text:p>
          </table:table-cell>
        </table:table-row>
        <table:table-row>
          <table:table-cell table:style-name="Table-3-17-1" table:number-columns-spanned="1" table:number-rows-spanned="1">
            <text:p text:style-name="Paragraph-876"><text:span>111</text:span></text:p>
          </table:table-cell>
          <table:table-cell table:style-name="Table-3-17-2" table:number-columns-spanned="1" table:number-rows-spanned="1">
            <text:p text:style-name="Paragraph-877"><text:span> 나 * 일반직5급갑 상당</text:span><text:span>→</text:span><text:span>일반직4급을 상당 </text:span></text:p>
          </table:table-cell>
        </table:table-row>
        <table:table-row>
          <table:table-cell table:style-name="Table-3-18-1" table:number-columns-spanned="1" table:number-rows-spanned="1">
            <text:p text:style-name="Paragraph-878"><text:span>112</text:span></text:p>
          </table:table-cell>
          <table:table-cell table:style-name="Table-3-18-2" table:number-columns-spanned="1" table:number-rows-spanned="1">
            <text:p text:style-name="Paragraph-879"><text:span> 나 * 일반직4급갑 상당</text:span></text:p>
          </table:table-cell>
        </table:table-row>
        <table:table-row>
          <table:table-cell table:style-name="Table-3-19-1" table:number-columns-spanned="1" table:number-rows-spanned="1">
            <text:p text:style-name="Paragraph-880"><text:span>113</text:span></text:p>
          </table:table-cell>
          <table:table-cell table:style-name="Table-3-19-2" table:number-columns-spanned="1" table:number-rows-spanned="1">
            <text:p text:style-name="Paragraph-881"><text:span> 라 * 가. 공무원4급이상 경력 소지자, 정부투자기관에 동일직급 경력소지자, 나. 정부투자기관에 동일직</text:span></text:p>
            <text:p text:style-name="Paragraph-882"><text:span>      급에서 1년이상 경력소지자, 다. 정부투자기관에 도일직급에서 1년이상 경력소지자, 라. 고용직으</text:span></text:p>
            <text:p text:style-name="Paragraph-883"><text:span>      로 2년이상 근무한자, 고등학교졸업이상의 학력소지자로서 담당예정 직무를  수행할 능력이 있다</text:span></text:p>
            <text:p text:style-name="Paragraph-884"><text:span>      고 인정되는자</text:span></text:p>
          </table:table-cell>
        </table:table-row>
        <table:table-row>
          <table:table-cell table:style-name="Table-3-20-1" table:number-columns-spanned="1" table:number-rows-spanned="1">
            <text:p text:style-name="Paragraph-885"><text:span>114</text:span></text:p>
          </table:table-cell>
          <table:table-cell table:style-name="Table-3-20-2" table:number-columns-spanned="1" table:number-rows-spanned="1">
            <text:p text:style-name="Paragraph-886"><text:span> 다 * 공무원기능직 10급이상경력 소지자, 가. 나. 다. 라.항모두 정부투자기관의 도일직급에서 1년이상 </text:span></text:p>
            <text:p text:style-name="Paragraph-887"><text:span>      경력소지자</text:span></text:p>
          </table:table-cell>
        </table:table-row>
      </table:table>
      <text:p text:style-name="바탕글"/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